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596cm" style:rel-column-width="6336*"/>
    </style:style>
    <style:style style:name="Table1.B" style:family="table-column">
      <style:table-column-properties style:column-width="2.75cm" style:rel-column-width="10915*"/>
    </style:style>
    <style:style style:name="Table1.D" style:family="table-column">
      <style:table-column-properties style:column-width="4.75cm" style:rel-column-width="18855*"/>
    </style:style>
    <style:style style:name="Table1.E" style:family="table-column">
      <style:table-column-properties style:column-width="4.664cm" style:rel-column-width="18514*"/>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margin-top="0cm" fo:margin-bottom="0.25cm" loext:contextual-spacing="false" fo:line-height="200%"/>
      <style:text-properties officeooo:paragraph-rsid="00316617"/>
    </style:style>
    <style:style style:name="P2" style:family="paragraph" style:parent-style-name="Text_20_body">
      <style:paragraph-properties fo:margin-top="0cm" fo:margin-bottom="0.25cm" loext:contextual-spacing="false" fo:line-height="200%"/>
      <style:text-properties officeooo:paragraph-rsid="0058c8c6"/>
    </style:style>
    <style:style style:name="P3" style:family="paragraph" style:parent-style-name="Text_20_body">
      <style:paragraph-properties fo:margin-top="0cm" fo:margin-bottom="0.25cm" loext:contextual-spacing="false" fo:line-height="200%"/>
      <style:text-properties officeooo:paragraph-rsid="00513465"/>
    </style:style>
    <style:style style:name="P4" style:family="paragraph" style:parent-style-name="Text_20_body">
      <style:paragraph-properties fo:margin-top="0cm" fo:margin-bottom="0.25cm" loext:contextual-spacing="false" fo:line-height="200%"/>
      <style:text-properties officeooo:paragraph-rsid="006a5770"/>
    </style:style>
    <style:style style:name="P5" style:family="paragraph" style:parent-style-name="Text_20_body">
      <style:paragraph-properties fo:margin-top="0cm" fo:margin-bottom="0.25cm" loext:contextual-spacing="false" fo:line-height="200%"/>
      <style:text-properties officeooo:rsid="001ae85f" officeooo:paragraph-rsid="001ae85f"/>
    </style:style>
    <style:style style:name="P6" style:family="paragraph" style:parent-style-name="Text_20_body">
      <style:paragraph-properties fo:margin-top="0cm" fo:margin-bottom="0.25cm" loext:contextual-spacing="false" fo:line-height="200%"/>
      <style:text-properties officeooo:rsid="001ae85f" officeooo:paragraph-rsid="00513465"/>
    </style:style>
    <style:style style:name="P7" style:family="paragraph" style:parent-style-name="Text_20_body">
      <style:paragraph-properties fo:margin-top="0cm" fo:margin-bottom="0.25cm" loext:contextual-spacing="false" fo:line-height="200%"/>
      <style:text-properties fo:font-style="normal" officeooo:rsid="002c9316" officeooo:paragraph-rsid="00513465" style:font-style-asian="normal" style:font-style-complex="normal"/>
    </style:style>
    <style:style style:name="P8" style:family="paragraph" style:parent-style-name="Text_20_body">
      <style:paragraph-properties fo:margin-top="0cm" fo:margin-bottom="0.25cm" loext:contextual-spacing="false" fo:line-height="200%"/>
      <style:text-properties fo:font-style="normal" officeooo:rsid="002a63f9" officeooo:paragraph-rsid="002a63f9" style:font-style-asian="normal" style:font-style-complex="normal"/>
    </style:style>
    <style:style style:name="P9" style:family="paragraph" style:parent-style-name="Text_20_body">
      <style:paragraph-properties fo:margin-top="0cm" fo:margin-bottom="0.25cm" loext:contextual-spacing="false" fo:line-height="200%"/>
      <style:text-properties fo:font-style="normal" officeooo:rsid="002aaa41" officeooo:paragraph-rsid="002a63f9" style:font-style-asian="normal" style:font-style-complex="normal"/>
    </style:style>
    <style:style style:name="P10" style:family="paragraph" style:parent-style-name="Text_20_body">
      <style:paragraph-properties fo:margin-top="0cm" fo:margin-bottom="0.25cm" loext:contextual-spacing="false" fo:line-height="200%"/>
      <style:text-properties fo:font-style="normal" officeooo:rsid="003460cd" officeooo:paragraph-rsid="003460cd" style:font-style-asian="normal" style:font-style-complex="normal"/>
    </style:style>
    <style:style style:name="P11" style:family="paragraph" style:parent-style-name="Text_20_body">
      <style:paragraph-properties fo:margin-top="0cm" fo:margin-bottom="0.25cm" loext:contextual-spacing="false" fo:line-height="200%"/>
      <style:text-properties officeooo:rsid="001b763d" officeooo:paragraph-rsid="00513465"/>
    </style:style>
    <style:style style:name="P12" style:family="paragraph" style:parent-style-name="Text_20_body">
      <style:paragraph-properties fo:margin-top="0cm" fo:margin-bottom="0.25cm" loext:contextual-spacing="false" fo:line-height="200%"/>
      <style:text-properties fo:font-style="italic" officeooo:rsid="001dc8ae" officeooo:paragraph-rsid="001dc8ae" style:font-style-asian="italic" style:font-style-complex="italic"/>
    </style:style>
    <style:style style:name="P13" style:family="paragraph" style:parent-style-name="Text_20_body">
      <style:paragraph-properties fo:margin-top="0cm" fo:margin-bottom="0.25cm" loext:contextual-spacing="false" fo:line-height="200%"/>
      <style:text-properties fo:font-style="italic" officeooo:rsid="001dc8ae" officeooo:paragraph-rsid="00513465" style:font-style-asian="italic" style:font-style-complex="italic"/>
    </style:style>
    <style:style style:name="P14" style:family="paragraph" style:parent-style-name="Text_20_body">
      <style:paragraph-properties fo:margin-top="0cm" fo:margin-bottom="0.25cm" loext:contextual-spacing="false" fo:line-height="200%"/>
      <style:text-properties fo:font-style="italic" officeooo:rsid="002e9057" officeooo:paragraph-rsid="002e9057" style:font-style-asian="italic" style:font-style-complex="italic"/>
    </style:style>
    <style:style style:name="P15" style:family="paragraph" style:parent-style-name="Text_20_body">
      <style:paragraph-properties fo:margin-top="0cm" fo:margin-bottom="0.25cm" loext:contextual-spacing="false" fo:line-height="200%"/>
      <style:text-properties fo:font-style="italic" officeooo:rsid="00513465" officeooo:paragraph-rsid="00513465" style:font-style-asian="italic" style:font-style-complex="italic"/>
    </style:style>
    <style:style style:name="P16" style:family="paragraph" style:parent-style-name="Text_20_body">
      <style:paragraph-properties fo:margin-top="0cm" fo:margin-bottom="0.25cm" loext:contextual-spacing="false" fo:line-height="200%"/>
      <style:text-properties officeooo:rsid="002e9057" officeooo:paragraph-rsid="002e9057"/>
    </style:style>
    <style:style style:name="P17" style:family="paragraph" style:parent-style-name="Text_20_body">
      <style:paragraph-properties fo:margin-top="0cm" fo:margin-bottom="0.25cm" loext:contextual-spacing="false" fo:line-height="200%"/>
      <style:text-properties officeooo:rsid="0039f23c" officeooo:paragraph-rsid="00513465"/>
    </style:style>
    <style:style style:name="P18" style:family="paragraph" style:parent-style-name="Standard">
      <style:paragraph-properties fo:margin-top="0cm" fo:margin-bottom="0.25cm" loext:contextual-spacing="false" fo:line-height="200%"/>
      <style:text-properties officeooo:paragraph-rsid="00655d9d"/>
    </style:style>
    <style:style style:name="P19" style:family="paragraph" style:parent-style-name="Table">
      <style:paragraph-properties fo:keep-with-next="always"/>
      <style:text-properties officeooo:paragraph-rsid="0063c1bf"/>
    </style:style>
    <style:style style:name="P20" style:family="paragraph" style:parent-style-name="Table_20_Contents">
      <style:text-properties officeooo:rsid="0044fe20" officeooo:paragraph-rsid="00513465"/>
    </style:style>
    <style:style style:name="P21" style:family="paragraph" style:parent-style-name="Table_20_Contents">
      <style:text-properties officeooo:paragraph-rsid="00513465"/>
    </style:style>
    <style:style style:name="P22" style:family="paragraph" style:parent-style-name="Table_20_Contents">
      <style:text-properties officeooo:rsid="0045fa18" officeooo:paragraph-rsid="00513465"/>
    </style:style>
    <style:style style:name="P23" style:family="paragraph" style:parent-style-name="Table_20_Contents">
      <style:text-properties officeooo:rsid="0047852e" officeooo:paragraph-rsid="00513465"/>
    </style:style>
    <style:style style:name="P24" style:family="paragraph" style:parent-style-name="Table_20_Contents">
      <style:text-properties officeooo:rsid="004befe3" officeooo:paragraph-rsid="00513465"/>
    </style:style>
    <style:style style:name="P25" style:family="paragraph" style:parent-style-name="Text_20_body">
      <style:text-properties officeooo:paragraph-rsid="00655d9d"/>
    </style:style>
    <style:style style:name="P26" style:family="paragraph" style:parent-style-name="Text_20_body">
      <style:text-properties officeooo:paragraph-rsid="0066c4a8"/>
    </style:style>
    <style:style style:name="P27" style:family="paragraph" style:parent-style-name="Heading_20_1">
      <style:paragraph-properties fo:margin-top="0cm" fo:margin-bottom="0.25cm" loext:contextual-spacing="false" fo:line-height="200%"/>
    </style:style>
    <style:style style:name="P28" style:family="paragraph" style:parent-style-name="Heading_20_2">
      <style:paragraph-properties fo:margin-top="0cm" fo:margin-bottom="0.25cm" loext:contextual-spacing="false" fo:line-height="200%"/>
      <style:text-properties officeooo:rsid="001ae85f" officeooo:paragraph-rsid="0063c1bf"/>
    </style:style>
    <style:style style:name="P29" style:family="paragraph" style:parent-style-name="Heading_20_2">
      <style:paragraph-properties fo:margin-top="0cm" fo:margin-bottom="0.25cm" loext:contextual-spacing="false" fo:line-height="200%"/>
      <style:text-properties officeooo:rsid="001ae85f" officeooo:paragraph-rsid="001ae85f"/>
    </style:style>
    <style:style style:name="P30" style:family="paragraph" style:parent-style-name="Heading_20_2">
      <style:paragraph-properties fo:margin-top="0cm" fo:margin-bottom="0.25cm" loext:contextual-spacing="false" fo:line-height="200%"/>
      <style:text-properties style:font-name="Liberation Sans" fo:font-size="12pt" fo:font-weight="bold" officeooo:rsid="005da826" officeooo:paragraph-rsid="005da826" style:font-name-asian="Noto Sans CJK SC" style:font-size-asian="16pt" style:font-weight-asian="bold" style:font-name-complex="Lohit Devanagari" style:font-size-complex="16pt" style:font-weight-complex="bold"/>
    </style:style>
    <style:style style:name="P31" style:family="paragraph" style:parent-style-name="Heading_20_2" style:list-style-name="">
      <style:paragraph-properties fo:margin-top="0cm" fo:margin-bottom="0.25cm" loext:contextual-spacing="false" fo:line-height="200%"/>
    </style:style>
    <style:style style:name="P32" style:family="paragraph" style:parent-style-name="Heading_20_2">
      <style:paragraph-properties fo:break-before="page"/>
    </style:style>
    <style:style style:name="P33" style:family="paragraph" style:parent-style-name="Text_20_body" style:list-style-name="L1">
      <style:text-properties officeooo:paragraph-rsid="00655d9d"/>
    </style:style>
    <style:style style:name="P34" style:family="paragraph" style:parent-style-name="Text_20_body">
      <style:text-properties fo:font-style="normal" officeooo:rsid="005c94f6" officeooo:paragraph-rsid="0066c4a8" style:font-style-asian="normal" style:font-style-complex="normal"/>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3">
      <style:text-properties officeooo:paragraph-rsid="006098d8"/>
    </style:style>
    <style:style style:name="P38" style:family="paragraph" style:parent-style-name="Text_20_body" style:list-style-name="L3">
      <style:text-properties officeooo:paragraph-rsid="0070d8d9"/>
    </style:style>
    <style:style style:name="P39" style:family="paragraph" style:parent-style-name="Text_20_body" style:list-style-name="L1">
      <style:paragraph-properties fo:margin-top="0cm" fo:margin-bottom="0.25cm" loext:contextual-spacing="false" fo:line-height="200%"/>
      <style:text-properties officeooo:paragraph-rsid="00655d9d"/>
    </style:style>
    <style:style style:name="P40" style:family="paragraph" style:parent-style-name="Text_20_body" style:list-style-name="L2">
      <style:paragraph-properties fo:margin-top="0cm" fo:margin-bottom="0.25cm" loext:contextual-spacing="false" fo:line-height="200%"/>
      <style:text-properties officeooo:paragraph-rsid="005d959c"/>
    </style:style>
    <style:style style:name="P41" style:family="paragraph" style:parent-style-name="Text_20_body" style:list-style-name="L2">
      <style:paragraph-properties fo:margin-top="0cm" fo:margin-bottom="0.25cm" loext:contextual-spacing="false" fo:line-height="200%"/>
      <style:text-properties officeooo:paragraph-rsid="005da826"/>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officeooo:rsid="00044fe8"/>
    </style:style>
    <style:style style:name="T8" style:family="text">
      <style:text-properties style:use-window-font-color="true" officeooo:rsid="00230d29"/>
    </style:style>
    <style:style style:name="T9" style:family="text">
      <style:text-properties style:use-window-font-color="true" officeooo:rsid="009ded65"/>
    </style:style>
    <style:style style:name="T10" style:family="text">
      <style:text-properties style:use-window-font-color="true" officeooo:rsid="0036dcce"/>
    </style:style>
    <style:style style:name="T11" style:family="text">
      <style:text-properties style:use-window-font-color="true" fo:font-style="normal" officeooo:rsid="00500131" style:font-style-asian="normal" style:font-style-complex="normal"/>
    </style:style>
    <style:style style:name="T12" style:family="text">
      <style:text-properties style:use-window-font-color="true" fo:font-style="normal" officeooo:rsid="001dc8ae" style:font-style-asian="normal" style:font-style-complex="normal"/>
    </style:style>
    <style:style style:name="T13" style:family="text">
      <style:text-properties style:use-window-font-color="true" fo:font-style="normal" officeooo:rsid="001dee12" style:font-style-asian="normal" style:font-style-complex="normal"/>
    </style:style>
    <style:style style:name="T14" style:family="text">
      <style:text-properties style:use-window-font-color="true" fo:font-style="normal" officeooo:rsid="001f842e" style:font-style-asian="normal" style:font-style-complex="normal"/>
    </style:style>
    <style:style style:name="T15" style:family="text">
      <style:text-properties style:use-window-font-color="true" fo:font-style="normal" officeooo:rsid="00514bda" style:font-style-asian="normal" style:font-style-complex="normal"/>
    </style:style>
    <style:style style:name="T16" style:family="text">
      <style:text-properties style:use-window-font-color="true" fo:font-style="normal" officeooo:rsid="0020b110" style:font-style-asian="normal" style:font-style-complex="normal"/>
    </style:style>
    <style:style style:name="T17" style:family="text">
      <style:text-properties style:use-window-font-color="true" fo:font-style="normal" officeooo:rsid="0063c1bf" style:font-style-asian="normal" style:font-style-complex="normal"/>
    </style:style>
    <style:style style:name="T18" style:family="text">
      <style:text-properties style:use-window-font-color="true" officeooo:rsid="0068e2f5"/>
    </style:style>
    <style:style style:name="T19" style:family="text">
      <style:text-properties style:use-window-font-color="true" officeooo:rsid="0070af6c"/>
    </style:style>
    <style:style style:name="T20" style:family="text">
      <style:text-properties fo:font-style="normal" style:font-style-asian="normal" style:font-style-complex="normal"/>
    </style:style>
    <style:style style:name="T21" style:family="text">
      <style:text-properties fo:font-style="normal" officeooo:rsid="002a63f9" style:font-style-asian="normal" style:font-style-complex="normal"/>
    </style:style>
    <style:style style:name="T22" style:family="text">
      <style:text-properties fo:font-style="normal" officeooo:rsid="002aaa41" style:font-style-asian="normal" style:font-style-complex="normal"/>
    </style:style>
    <style:style style:name="T23" style:family="text">
      <style:text-properties fo:font-style="normal" officeooo:rsid="00347581" style:font-style-asian="normal" style:font-style-complex="normal"/>
    </style:style>
    <style:style style:name="T24" style:family="text">
      <style:text-properties fo:font-style="normal" officeooo:rsid="0034ac0a" style:font-style-asian="normal" style:font-style-complex="normal"/>
    </style:style>
    <style:style style:name="T25" style:family="text">
      <style:text-properties fo:font-style="normal" officeooo:rsid="00365009" style:font-style-asian="normal" style:font-style-complex="normal"/>
    </style:style>
    <style:style style:name="T26" style:family="text">
      <style:text-properties fo:font-style="normal" officeooo:rsid="003c5e19" style:font-style-asian="normal" style:font-style-complex="normal"/>
    </style:style>
    <style:style style:name="T27" style:family="text">
      <style:text-properties fo:font-style="normal" officeooo:rsid="003c8226" style:font-style-asian="normal" style:font-style-complex="normal"/>
    </style:style>
    <style:style style:name="T28" style:family="text">
      <style:text-properties fo:font-style="normal" officeooo:rsid="004e6a0e" style:font-style-asian="normal" style:font-style-complex="normal"/>
    </style:style>
    <style:style style:name="T29" style:family="text">
      <style:text-properties fo:font-style="normal" officeooo:rsid="0058c8c6" style:font-style-asian="normal" style:font-style-complex="normal"/>
    </style:style>
    <style:style style:name="T30" style:family="text">
      <style:text-properties fo:font-style="normal" officeooo:rsid="003d9e4e" style:font-style-asian="normal" style:font-style-complex="normal"/>
    </style:style>
    <style:style style:name="T31" style:family="text">
      <style:text-properties fo:font-style="normal" officeooo:rsid="004f5b12" style:font-style-asian="normal" style:font-style-complex="normal"/>
    </style:style>
    <style:style style:name="T32" style:family="text">
      <style:text-properties fo:font-style="normal" officeooo:rsid="001dc8ae" style:font-style-asian="normal" style:font-style-complex="normal"/>
    </style:style>
    <style:style style:name="T33" style:family="text">
      <style:text-properties fo:font-style="normal" officeooo:rsid="005c94f6" style:font-style-asian="normal" style:font-style-complex="normal"/>
    </style:style>
    <style:style style:name="T34" style:family="text">
      <style:text-properties fo:font-style="normal" officeooo:rsid="002c9316" style:font-style-asian="normal" style:font-style-complex="normal"/>
    </style:style>
    <style:style style:name="T35" style:family="text">
      <style:text-properties fo:font-style="normal" officeooo:rsid="005d959c" style:font-style-asian="normal" style:font-style-complex="normal"/>
    </style:style>
    <style:style style:name="T36" style:family="text">
      <style:text-properties fo:font-style="normal" officeooo:rsid="005da826" style:font-style-asian="normal" style:font-style-complex="normal"/>
    </style:style>
    <style:style style:name="T37" style:family="text">
      <style:text-properties fo:font-style="normal" officeooo:rsid="00612517" style:font-style-asian="normal" style:font-style-complex="normal"/>
    </style:style>
    <style:style style:name="T38" style:family="text">
      <style:text-properties fo:font-style="normal" officeooo:rsid="006155af" style:font-style-asian="normal" style:font-style-complex="normal"/>
    </style:style>
    <style:style style:name="T39" style:family="text">
      <style:text-properties fo:font-style="normal" officeooo:rsid="0063c1bf" style:font-style-asian="normal" style:font-style-complex="normal"/>
    </style:style>
    <style:style style:name="T40" style:family="text">
      <style:text-properties fo:font-style="normal" officeooo:rsid="00652c41" style:font-style-asian="normal" style:font-style-complex="normal"/>
    </style:style>
    <style:style style:name="T41" style:family="text">
      <style:text-properties fo:font-style="normal" officeooo:rsid="00655d9d" style:font-style-asian="normal" style:font-style-complex="normal"/>
    </style:style>
    <style:style style:name="T42" style:family="text">
      <style:text-properties fo:font-style="normal" officeooo:rsid="0066c4a8" style:font-style-asian="normal" style:font-style-complex="normal"/>
    </style:style>
    <style:style style:name="T43" style:family="text">
      <style:text-properties fo:font-style="normal" officeooo:rsid="006838d4" style:font-style-asian="normal" style:font-style-complex="normal"/>
    </style:style>
    <style:style style:name="T44" style:family="text">
      <style:text-properties fo:font-style="normal" officeooo:rsid="006fd1df"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730b6f" style:font-style-asian="normal" style:font-weight-asian="normal" style:font-style-complex="normal" style:font-weight-complex="normal"/>
    </style:style>
    <style:style style:name="T47" style:family="text">
      <style:text-properties fo:font-style="normal" fo:font-weight="normal" officeooo:rsid="00352849" style:font-style-asian="normal" style:font-weight-asian="normal" style:font-style-complex="normal" style:font-weight-complex="normal"/>
    </style:style>
    <style:style style:name="T48" style:family="text">
      <style:text-properties fo:font-style="normal" fo:font-weight="normal" officeooo:rsid="004befe3" style:font-style-asian="normal" style:font-weight-asian="normal" style:font-style-complex="normal" style:font-weight-complex="normal"/>
    </style:style>
    <style:style style:name="T49" style:family="text">
      <style:text-properties fo:font-style="normal" fo:font-weight="normal" officeooo:rsid="0073141f" style:font-style-asian="normal" style:font-weight-asian="normal" style:font-style-complex="normal" style:font-weight-complex="normal"/>
    </style:style>
    <style:style style:name="T50" style:family="text">
      <style:text-properties officeooo:rsid="00316617"/>
    </style:style>
    <style:style style:name="T51" style:family="text">
      <style:text-properties officeooo:rsid="003174e1"/>
    </style:style>
    <style:style style:name="T52" style:family="text">
      <style:text-properties officeooo:rsid="00322145"/>
    </style:style>
    <style:style style:name="T53" style:family="text">
      <style:text-properties officeooo:rsid="0038b912"/>
    </style:style>
    <style:style style:name="T54" style:family="text">
      <style:text-properties officeooo:rsid="00398ab1"/>
    </style:style>
    <style:style style:name="T55" style:family="text">
      <style:text-properties officeooo:rsid="0039f23c"/>
    </style:style>
    <style:style style:name="T56" style:family="text">
      <style:text-properties officeooo:rsid="003c8226"/>
    </style:style>
    <style:style style:name="T57" style:family="text">
      <style:text-properties style:font-name="Times New Roman" fo:font-style="normal" officeooo:rsid="002e9057" style:font-style-asian="normal" style:font-style-complex="normal"/>
    </style:style>
    <style:style style:name="T58" style:family="text">
      <style:text-properties style:font-name="Times New Roman" fo:font-style="normal" officeooo:rsid="00514bda" style:font-style-asian="normal" style:font-style-complex="normal"/>
    </style:style>
    <style:style style:name="T59" style:family="text">
      <style:text-properties style:font-name="Times New Roman" fo:font-style="normal" officeooo:rsid="0058c8c6" style:font-style-asian="normal" style:font-style-complex="normal"/>
    </style:style>
    <style:style style:name="T60" style:family="text">
      <style:text-properties style:font-name="Times New Roman" fo:font-style="normal" officeooo:rsid="001dc8ae" style:font-style-asian="normal" style:font-style-complex="normal"/>
    </style:style>
    <style:style style:name="T61" style:family="text">
      <style:text-properties style:font-name="Times New Roman" fo:font-style="normal" officeooo:rsid="005d959c" style:font-style-asian="normal" style:font-style-complex="normal"/>
    </style:style>
    <style:style style:name="T62" style:family="text">
      <style:text-properties style:font-name="Times New Roman" fo:font-style="normal" officeooo:rsid="005da826" style:font-style-asian="normal" style:font-style-complex="normal"/>
    </style:style>
    <style:style style:name="T63" style:family="text">
      <style:text-properties style:font-name="Times New Roman" fo:font-style="normal" officeooo:rsid="006838d4" style:font-style-asian="normal" style:font-style-complex="normal"/>
    </style:style>
    <style:style style:name="T64" style:family="text">
      <style:text-properties style:font-name="Times New Roman" fo:font-style="normal" officeooo:rsid="0070af6c" style:font-style-asian="normal" style:font-style-complex="normal"/>
    </style:style>
    <style:style style:name="T65" style:family="text">
      <style:text-properties officeooo:rsid="0044fe20"/>
    </style:style>
    <style:style style:name="T66" style:family="text">
      <style:text-properties officeooo:rsid="0045fa18"/>
    </style:style>
    <style:style style:name="T67" style:family="text">
      <style:text-properties officeooo:rsid="0047852e"/>
    </style:style>
    <style:style style:name="T68" style:family="text">
      <style:text-properties officeooo:rsid="0047b26f"/>
    </style:style>
    <style:style style:name="T69" style:family="text">
      <style:text-properties officeooo:rsid="004a6b0c"/>
    </style:style>
    <style:style style:name="T70" style:family="text">
      <style:text-properties officeooo:rsid="004befe3"/>
    </style:style>
    <style:style style:name="T71" style:family="text">
      <style:text-properties officeooo:rsid="004e6a0e"/>
    </style:style>
    <style:style style:name="T72" style:family="text">
      <style:text-properties officeooo:rsid="004f5b12"/>
    </style:style>
    <style:style style:name="T73" style:family="text">
      <style:text-properties officeooo:rsid="00513465"/>
    </style:style>
    <style:style style:name="T74" style:family="text">
      <style:text-properties officeooo:rsid="0033bea5"/>
    </style:style>
    <style:style style:name="T75" style:family="text">
      <style:text-properties officeooo:rsid="0051aecd"/>
    </style:style>
    <style:style style:name="T76" style:family="text">
      <style:text-properties officeooo:rsid="0052424d"/>
    </style:style>
    <style:style style:name="T77" style:family="text">
      <style:text-properties officeooo:rsid="00549a54"/>
    </style:style>
    <style:style style:name="T78" style:family="text">
      <style:text-properties fo:font-weight="normal" officeooo:rsid="00b050e1" style:font-weight-asian="normal" style:font-weight-complex="normal"/>
    </style:style>
    <style:style style:name="T79" style:family="text">
      <style:text-properties fo:font-weight="normal" officeooo:rsid="0058c8c6" style:font-weight-asian="normal" style:font-weight-complex="normal"/>
    </style:style>
    <style:style style:name="T80" style:family="text">
      <style:text-properties officeooo:rsid="0058c8c6"/>
    </style:style>
    <style:style style:name="T81" style:family="text">
      <style:text-properties officeooo:rsid="0059c81d"/>
    </style:style>
    <style:style style:name="T82" style:family="text">
      <style:text-properties fo:font-style="italic" style:font-style-asian="italic"/>
    </style:style>
    <style:style style:name="T83" style:family="text">
      <style:text-properties fo:font-variant="normal" fo:text-transform="none" style:use-window-font-color="true" style:text-position="0% 100%" style:text-underline-style="none" fo:font-weight="normal" officeooo:rsid="0036dcce"/>
    </style:style>
    <style:style style:name="T84" style:family="text">
      <style:text-properties fo:font-variant="normal" fo:text-transform="none" style:use-window-font-color="true" style:text-position="0% 100%" fo:font-style="normal" style:text-underline-style="none" fo:font-weight="normal" officeooo:rsid="001dc8ae" style:font-style-asian="normal" style:font-style-complex="normal"/>
    </style:style>
    <style:style style:name="T85" style:family="text">
      <style:text-properties fo:font-variant="normal" fo:text-transform="none" style:text-position="0% 100%" fo:font-style="italic" style:text-underline-style="none" fo:font-weight="normal" style:font-style-asian="italic"/>
    </style:style>
    <style:style style:name="T86" style:family="text">
      <style:text-properties fo:font-variant="normal" fo:text-transform="none" style:text-position="0% 100%" style:text-underline-style="none" fo:font-weight="normal"/>
    </style:style>
    <style:style style:name="T87" style:family="text">
      <style:text-properties fo:font-variant="normal" fo:text-transform="none" style:text-position="0% 100%" style:text-underline-style="none" fo:font-weight="normal" officeooo:rsid="006b4743"/>
    </style:style>
    <style:style style:name="T88" style:family="text">
      <style:text-properties fo:font-variant="normal" fo:text-transform="none" style:text-position="0% 100%" style:font-name="Times New Roman" fo:font-style="normal" style:text-underline-style="none" fo:font-weight="normal" officeooo:rsid="001dc8ae" style:font-style-asian="normal" style:font-style-complex="normal"/>
    </style:style>
    <style:style style:name="T89" style:family="text">
      <style:text-properties fo:font-variant="normal" fo:text-transform="none" style:text-position="0% 100%" style:font-name="Times New Roman" fo:font-style="normal" style:text-underline-style="none" fo:font-weight="normal" officeooo:rsid="006838d4" style:font-style-asian="normal" style:font-style-complex="normal"/>
    </style:style>
    <style:style style:name="T90" style:family="text">
      <style:text-properties fo:font-variant="normal" fo:text-transform="none" style:text-position="0% 100%" style:font-name="Times New Roman" fo:font-style="normal" style:text-underline-style="none" fo:font-weight="normal" officeooo:rsid="005da826" style:font-style-asian="normal" style:font-style-complex="normal"/>
    </style:style>
    <style:style style:name="T91" style:family="text">
      <style:text-properties fo:font-variant="normal" fo:text-transform="none" style:text-position="0% 100%" fo:font-style="normal" style:text-underline-style="none" fo:font-weight="normal" officeooo:rsid="0034ac0a" style:font-style-asian="normal" style:font-style-complex="normal"/>
    </style:style>
    <style:style style:name="T92" style:family="text">
      <style:text-properties fo:font-variant="normal" fo:text-transform="none" style:text-position="0% 100%" fo:font-style="normal" style:text-underline-style="none" fo:font-weight="normal" officeooo:rsid="002a63f9" style:font-style-asian="normal" style:font-style-complex="normal"/>
    </style:style>
    <style:style style:name="T93" style:family="text">
      <style:text-properties fo:font-variant="normal" fo:text-transform="none" style:text-position="0% 100%" fo:font-style="normal" style:text-underline-style="none" fo:font-weight="normal" officeooo:rsid="003d9e4e" style:font-style-asian="normal" style:font-style-complex="normal"/>
    </style:style>
    <style:style style:name="T94" style:family="text">
      <style:text-properties fo:font-variant="normal" fo:text-transform="none" style:text-position="0% 100%" fo:font-style="normal" style:text-underline-style="none" fo:font-weight="normal" officeooo:rsid="003c5e19" style:font-style-asian="normal" style:font-style-complex="normal"/>
    </style:style>
    <style:style style:name="T95" style:family="text">
      <style:text-properties fo:font-variant="normal" fo:text-transform="none" style:text-position="0% 100%" fo:font-style="normal" style:text-underline-style="none" fo:font-weight="normal" officeooo:rsid="002c9316" style:font-style-asian="normal" style:font-style-complex="normal"/>
    </style:style>
    <style:style style:name="T96" style:family="text">
      <style:text-properties officeooo:rsid="005b63eb"/>
    </style:style>
    <style:style style:name="T97" style:family="text">
      <style:text-properties officeooo:rsid="005b9d81"/>
    </style:style>
    <style:style style:name="T98" style:family="text">
      <style:text-properties officeooo:rsid="005da826"/>
    </style:style>
    <style:style style:name="T99" style:family="text">
      <style:text-properties officeooo:rsid="005f0045"/>
    </style:style>
    <style:style style:name="T100" style:family="text">
      <style:text-properties fo:font-size="12pt" officeooo:rsid="0012c310" style:font-size-asian="12pt" style:font-size-complex="12pt"/>
    </style:style>
    <style:style style:name="T101" style:family="text">
      <style:text-properties fo:font-size="12pt" officeooo:rsid="005f0045" style:font-size-asian="12pt" style:font-size-complex="12pt"/>
    </style:style>
    <style:style style:name="T102" style:family="text">
      <style:text-properties fo:font-size="12pt" officeooo:rsid="006098d8" style:font-size-asian="12pt" style:font-size-complex="12pt"/>
    </style:style>
    <style:style style:name="T103" style:family="text">
      <style:text-properties fo:font-size="12pt" officeooo:rsid="006a5770" style:font-size-asian="12pt" style:font-size-complex="12pt"/>
    </style:style>
    <style:style style:name="T104" style:family="text">
      <style:text-properties officeooo:rsid="006098d8"/>
    </style:style>
    <style:style style:name="T105" style:family="text">
      <style:text-properties officeooo:rsid="00612517"/>
    </style:style>
    <style:style style:name="T106" style:family="text">
      <style:text-properties officeooo:rsid="0063c1bf"/>
    </style:style>
    <style:style style:name="T107" style:family="text">
      <style:text-properties officeooo:rsid="00652c41"/>
    </style:style>
    <style:style style:name="T108" style:family="text">
      <style:text-properties officeooo:rsid="00655d9d"/>
    </style:style>
    <style:style style:name="T109" style:family="text">
      <style:text-properties officeooo:rsid="0066c4a8"/>
    </style:style>
    <style:style style:name="T110" style:family="text">
      <style:text-properties officeooo:rsid="006838d4"/>
    </style:style>
    <style:style style:name="T111" style:family="text">
      <style:text-properties officeooo:rsid="0068e2f5"/>
    </style:style>
    <style:style style:name="T112" style:family="text">
      <style:text-properties officeooo:rsid="0036dcce"/>
    </style:style>
    <style:style style:name="T113" style:family="text">
      <style:text-properties officeooo:rsid="006a5770"/>
    </style:style>
    <style:style style:name="T114" style:family="text">
      <style:text-properties officeooo:rsid="006b4743"/>
    </style:style>
    <style:style style:name="T115" style:family="text">
      <style:text-properties officeooo:rsid="006d0386"/>
    </style:style>
    <style:style style:name="T116" style:family="text">
      <style:text-properties officeooo:rsid="006fd1df"/>
    </style:style>
    <style:style style:name="T117" style:family="text">
      <style:text-properties officeooo:rsid="0070af6c"/>
    </style:style>
    <style:style style:name="T118" style:family="text">
      <style:text-properties officeooo:rsid="0070d8d9"/>
    </style:style>
    <style:style style:name="T119" style:family="text">
      <style:text-properties officeooo:rsid="00723fd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text:span text:style-name="T1">D</text:span>iscussion</text:h>
      <text:p text:style-name="P2"><text:span text:style-name="T2">The main objective of my thesis was </text:span><text:span text:style-name="T79">to </text:span><text:span text:style-name="T78">better understand</text:span><text:span text:style-name="T79"> principles governing </text:span><text:span text:style-name="T78">the</text:span><text:span text:style-name="T79"> </text:span><text:span text:style-name="T78">biogeography of food webs and the seasonal rearrangement of species and traits</text:span><text:span text:style-name="T2">. To do so, I mainly focused on </text:span><text:span text:style-name="T3">species’ functional </text:span><text:span text:style-name="T2">traits </text:span><text:span text:style-name="T3">and</text:span><text:span text:style-name="T2"> </text:span><text:span text:style-name="T4">us</text:span><text:span text:style-name="T5">ed</text:span><text:span text:style-name="T4"> a </text:span><text:span text:style-name="T2">macroecological </text:span><text:span text:style-name="T4">approach</text:span><text:span text:style-name="T2">, </text:span><text:span text:style-name="T106">analyzing data on</text:span><text:span text:style-name="T3"> hundreds to thousands of species across continental scale. </text:span><text:span text:style-name="T106">T</text:span><text:span text:style-name="T4">his large scale approach </text:span><text:span text:style-name="T106">revealed</text:span><text:span text:style-name="T4"> novel generalities across communities, space, and time. </text:span><text:span text:style-name="T106">In this discussion</text:span><text:span text:style-name="T5">, I</text:span><text:span text:style-name="T4"> will </text:span><text:span text:style-name="T106">present</text:span><text:span text:style-name="T4"> the key findings, their implications, limitations, and </text:span><text:span text:style-name="T5">the </text:span><text:span text:style-name="T4">future directions in three major themes of the thesis: trait-based prediction</text:span><text:span text:style-name="T6">s</text:span><text:span text:style-name="T4"> of </text:span><text:span text:style-name="T6">trophic </text:span><text:span text:style-name="T4">interactions, </text:span><text:span text:style-name="T98">biogeography of </text:span><text:span text:style-name="T4">food web</text:span><text:span text:style-name="T98">s</text:span><text:span text:style-name="T4">, and seasonal bird biogeography.</text:span></text:p>
      <text:p text:style-name="P11"/>
      <text:p text:style-name="P19">Table <text:sequence text:ref-name="refTable0" text:name="Table" text:formula="ooow:Table+1" style:num-format="1">1</text:sequence>:<text:span text:style-name="T106">Summary of each chapter. The table presents the main question, summarizes methods, main findings and implications of each chapter.</text:span></text:p>
      <table:table table:name="Table1" table:style-name="Table1">
        <table:table-column table:style-name="Table1.A"/>
        <table:table-column table:style-name="Table1.B" table:number-columns-repeated="2"/>
        <table:table-column table:style-name="Table1.D"/>
        <table:table-column table:style-name="Table1.E"/>
        <table:table-row table:style-name="TableLine94643920125328">
          <table:table-cell table:style-name="Table1.A1" office:value-type="string">
            <text:p text:style-name="P20">Chapter</text:p>
          </table:table-cell>
          <table:table-cell table:style-name="Table1.A1" office:value-type="string">
            <text:p text:style-name="P20">Question</text:p>
          </table:table-cell>
          <table:table-cell table:style-name="Table1.A1" office:value-type="string">
            <text:p text:style-name="P20">Methodology</text:p>
          </table:table-cell>
          <table:table-cell table:style-name="Table1.A1" office:value-type="string">
            <text:p text:style-name="P20">Main Findings</text:p>
          </table:table-cell>
          <table:table-cell table:style-name="Table1.E1" office:value-type="string">
            <text:p text:style-name="P20">Implications</text:p>
          </table:table-cell>
        </table:table-row>
        <table:table-row table:style-name="TableLine94643920187200">
          <table:table-cell table:style-name="Table1.A2" office:value-type="string">
            <text:p text:style-name="P20">1</text:p>
          </table:table-cell>
          <table:table-cell table:style-name="Table1.A2" office:value-type="string">
            <text:p text:style-name="P21"><text:span text:style-name="T65">Ho</text:span>w well we can predict interactions across large spatial scales and food webs ?</text:p>
          </table:table-cell>
          <table:table-cell table:style-name="Table1.A2" office:value-type="string">
            <text:p text:style-name="P22">We used the food web of European tetrapods and species traits to train a series of Bayesian hierarchical linear models.</text:p>
          </table:table-cell>
          <table:table-cell table:style-name="Table1.A2" office:value-type="string">
            <text:p text:style-name="P21"><text:span text:style-name="T65">- M</text:span>odels calibrated with very few known interactions estimated the entire food web reasonably well.</text:p>
            <text:p text:style-name="P20">- Predictability of interactions was homogeneous in space.</text:p>
            <text:p text:style-name="P20">- Interactions of some species (e.g., generalist species) are not as well predicted.</text:p>
          </table:table-cell>
          <table:table-cell table:style-name="Table1.E2" office:value-type="string">
            <text:p text:style-name="P20">- Trait relationships between interacting species are general within the European food web.</text:p>
            <text:p text:style-name="P20">- Trait-based models can make preliminary predictions to fill interaction data shortfalls.</text:p>
          </table:table-cell>
        </table:table-row>
        <table:table-row table:style-name="TableLine94643920189472">
          <table:table-cell table:style-name="Table1.A2" office:value-type="string">
            <text:p text:style-name="P20">2</text:p>
          </table:table-cell>
          <table:table-cell table:style-name="Table1.A2" office:value-type="string">
            <text:p text:style-name="P21"><text:span text:style-name="T66">H</text:span>ow well <text:span text:style-name="T66">trait-based interaction</text:span> models can extrapolate to <text:span text:style-name="T66">predict interactions and network properties in</text:span> new ecological communities?</text:p>
          </table:table-cell>
          <table:table-cell table:style-name="Table1.A2" office:value-type="string">
            <text:p text:style-name="P21">We train<text:span text:style-name="T66">ed</text:span> models of trophic interactions on four vertebrate food webs (Canadian tundra, Serengeti, Pyrenees, and Europe) and evaluate how well these models predict each food web.</text:p>
          </table:table-cell>
          <table:table-cell table:style-name="Table1.A2" office:value-type="string">
            <text:p text:style-name="P21">- <text:span text:style-name="T66">T</text:span>rait-based models predict most interactions <text:span text:style-name="T66">correctly in other food webs.</text:span></text:p>
            <text:p text:style-name="P21">- <text:span text:style-name="T66">Transferability decreased with increasing phylogenetic and environmental dissimilarity.</text:span></text:p>
            <text:p text:style-name="P21">- <text:span text:style-name="T66">Network properties were less well predicted than interactions.</text:span></text:p>
          </table:table-cell>
          <table:table-cell table:style-name="Table1.E2" office:value-type="string">
            <text:p text:style-name="P21">- <text:span text:style-name="T67">Trait-based models can make first approximation of food webs in area with little to no data.</text:span></text:p>
            <text:p text:style-name="P21">- <text:span text:style-name="T67">Food web variation is mainly driven by variation in traits rather than by variation in trait relationships between interacting species.</text:span></text:p>
            <text:p text:style-name="P21">- <text:span text:style-name="T67">Constraint beyond trait relationships are shaping food webs.</text:span></text:p>
          </table:table-cell>
        </table:table-row>
        <table:table-row table:style-name="TableLine94643920190448">
          <table:table-cell table:style-name="Table1.A2" office:value-type="string">
            <text:p text:style-name="P20">3</text:p>
          </table:table-cell>
          <table:table-cell table:style-name="Table1.A2" office:value-type="string">
            <text:p text:style-name="P21"><text:span text:style-name="T67">H</text:span>ow <text:span text:style-name="T67">bird </text:span>traits explain <text:span text:style-name="T67">birds degree to endure winter versus migrating to be expose to similar climatic conditions across seasons?</text:span></text:p>
          </table:table-cell>
          <table:table-cell table:style-name="Table1.A2" office:value-type="string">
            <text:p text:style-name="P23">We modelled variations in North American bird distributions and climate they experience across seasons as a function of their traits.</text:p>
          </table:table-cell>
          <table:table-cell table:style-name="Table1.A2" office:value-type="string">
            <text:p text:style-name="P21">- <text:span text:style-name="T68">S</text:span>pecies traits <text:span text:style-name="T68">explain migratory</text:span> strategies with body mass better explaining movement in climatic space and the hand-wing index indicating movement in geographic space.</text:p>
            <text:p text:style-name="P21">- <text:span text:style-name="T68">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P21">- <text:span text:style-name="T69">The seasonal redistribution of bird and trait diversity across seasons will influence the functioning of communities.</text:span></text:p>
            <text:p text:style-name="P21">- <text:span text:style-name="T69">Given changing seasonal dynamics, we need a better understanding of how birds interact with climate across their annual cycle to better anticipate the consequences of climate change.</text:span></text:p>
          </table:table-cell>
        </table:table-row>
        <text:soft-page-break/>
        <table:table-row table:style-name="TableLine94643920191744">
          <table:table-cell table:style-name="Table1.A2" office:value-type="string">
            <text:p text:style-name="P20">4</text:p>
          </table:table-cell>
          <table:table-cell table:style-name="Table1.A2" office:value-type="string">
            <text:p text:style-name="P24">How do seasonal level of human impact, protection, and bird traits explain the trends among North American bird species?</text:p>
          </table:table-cell>
          <table:table-cell table:style-name="Table1.A2" office:value-type="string">
            <text:p text:style-name="P24">We combined seasonal distribution of North American birds to quantify seasonal level of stress and protection and relate them to estimated species trends between 1970 and 2017.</text:p>
          </table:table-cell>
          <table:table-cell table:style-name="Table1.A2" office:value-type="string">
            <text:p text:style-name="P21">- <text:span text:style-name="T70">M</text:span><text:span text:style-name="T46">ost bird </text:span><text:span text:style-name="T48">communities</text:span><text:span text:style-name="T46"> declined between </text:span><text:span text:style-name="T47">19% and 39%</text:span><text:span text:style-name="T46"> since 1970 throughout North America.</text:span></text:p>
            <text:p text:style-name="P24"><text:span text:style-name="T46">- </text:span><text:span text:style-name="T45">L</text:span><text:span text:style-name="T46">evel of stress and protection during all seasons, especially during migration, </text:span><text:span text:style-name="T49">seems to be</text:span><text:span text:style-name="T46"> important drivers of bird trends.</text:span></text:p>
            <text:p text:style-name="P24"><text:span text:style-name="T46">- </text:span><text:span text:style-name="T45">S</text:span><text:span text:style-name="T46">maller birds, and birds that travel longer distances tend to decline more than average</text:span></text:p>
          </table:table-cell>
          <table:table-cell table:style-name="Table1.E2" office:value-type="string">
            <text:p text:style-name="P21">- <text:span text:style-name="T70">Birds that are more tolerant during breeding and nonbreeding to human impacts decline less.</text:span></text:p>
            <text:p text:style-name="P21"><text:span text:style-name="T70">- It is important to </text:span>integrate spatiotemporal variation<text:span text:style-name="T70">s</text:span> in stressors, protection measures, and species traits <text:span text:style-name="T70">into conservation efforts.</text:span></text:p>
            <text:p text:style-name="P21"/>
          </table:table-cell>
        </table:table-row>
      </table:table>
      <text:h text:style-name="P28" text:outline-level="2" text:is-list-header="true"/>
      <text:h text:style-name="P28" text:outline-level="2">Trait-based predictions of <text:span text:style-name="T6">trophic </text:span>interactions</text:h>
      <text:p text:style-name="P25"><text:span text:style-name="T32">Trophic interactions, </text:span><text:span text:style-name="T11">where a predator species feeds on a prey species, </text:span><text:span text:style-name="T12">are constrained by neutral and niche processes </text:span><text:reference-mark-start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84">(Morales-Castilla </text:span><text:span text:style-name="T85">et al.</text:span><text:span text:style-name="T86"> 2015)</text:span><text:reference-mark-end text:name="ZOTERO_ITEM CSL_CITATION {&quot;citationID&quot;:&quot;jKQ1jpnn&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qDeysMnro"/><text:span text:style-name="T12">. </text:span><text:span text:style-name="T13">First, a species can only feed on another if they co-occur (neutral constraint) which results from environmental filters, dispersal limitations, and species interactions. Second, a </text:span><text:span text:style-name="T17">predator</text:span><text:span text:style-name="T13"> will feed on </text:span><text:span text:style-name="T17">prey</text:span><text:span text:style-name="T13"> only if the prey’</text:span><text:span text:style-name="T17">s</text:span><text:span text:style-name="T13"> </text:span><text:span text:style-name="T17">traits</text:span><text:span text:style-name="T13"> fits within the </text:span><text:span text:style-name="T17">predator's</text:span><text:span text:style-name="T13"> trophic niche </text:span><text:span text:style-name="T14">(niche constraint)</text:span><text:span text:style-name="T13">. This ‘match’ between the trophic niche of the predator and the traits of the prey is </text:span><text:span text:style-name="T17">captured</text:span><text:span text:style-name="T13"> </text:span><text:span text:style-name="T17">by</text:span><text:span text:style-name="T13"> trait-based trophic interaction models. </text:span><text:span text:style-name="T15">The accuracy of</text:span><text:span text:style-name="T16"> these</text:span><text:span text:style-name="T14"> models </text:span><text:span text:style-name="T15">depends</text:span><text:span text:style-name="T16"> on</text:span><text:span text:style-name="T14"> </text:span><text:span text:style-name="T15">the</text:span><text:span text:style-name="T16"> generalities in the trait-interaction relationships of predators and prey across taxa and ecosystems.</text:span></text:p>
      <text:p text:style-name="P12"/>
      <text:p text:style-name="P12"><text:span text:style-name="T72">Findings and i</text:span>mplications</text:p>
      <text:p text:style-name="P25"><text:span text:style-name="T21">The Eltonian Shortfall – “the lack of knowledge on species' interactions and these interactions' effects on individual survival and fitness” – is one of the </text:span><text:span text:style-name="T39">main</text:span><text:span text:style-name="T21"> data gap in ecology </text:span><text:reference-mark-start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92">(Hortal </text:span><text:span text:style-name="T85">et al.</text:span><text:span text:style-name="T86"> 2015)</text:span><text:reference-mark-end text:name="ZOTERO_ITEM CSL_CITATION {&quot;citationID&quot;:&quot;4CwhMFm6&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saV965CaCD"/><text:span text:style-name="T21">. In</text:span><text:span text:style-name="T39">deed</text:span><text:span text:style-name="T21">, we lack interaction data for most taxa and ecosystems. Our finding</text:span><text:span text:style-name="T39">s</text:span><text:span text:style-name="T21"> of generalities within food web (Chapter 1) and across food webs (Chapter 2) indicate that trait-</text:span><text:soft-page-break/><text:span text:style-name="T21">based </text:span><text:span text:style-name="T22">predictions</text:span><text:span text:style-name="T21"> </text:span><text:span text:style-name="T39">can provide</text:span><text:span text:style-name="T21"> </text:span><text:span text:style-name="T20">first-order approximations of food web</text:span><text:span text:style-name="T21">s. We showed that even with limited data, these models can fill gaps in incomplete food web or predict interactions in ecosystems </text:span><text:span text:style-name="T40">with</text:span><text:span text:style-name="T22"> little to no data</text:span><text:span text:style-name="T21">. </text:span><text:span text:style-name="T40">However, t</text:span><text:span text:style-name="T22">rait-based models tend to systematically overestimate the number of interactions, suggesting that predicted interactions are candidate interactions. </text:span><text:span text:style-name="T40">These predictions</text:span><text:span text:style-name="T22"> can then be refined through geographic subsets, expert opinion, or additional data.</text:span></text:p>
      <text:p text:style-name="P9"/>
      <text:p text:style-name="P25"><text:span text:style-name="T23">Protecting species interactions should </text:span><text:span text:style-name="T40">enable</text:span><text:span text:style-name="T23"> a more functional approach to conservation </text:span><text:span text:style-name="T40">for a </text:span><text:span text:style-name="T44">few</text:span><text:span text:style-name="T40"> reasons:</text:span><text:span text:style-name="T29"> (1)</text:span><text:span text:style-name="T24"> interactions provide ecosystems function</text:span><text:span text:style-name="T40">s</text:span><text:span text:style-name="T24"> </text:span><text:reference-mark-start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4">(Dehling &amp; Stouffer 2018)</text:span><text:reference-mark-end text:name="ZOTERO_ITEM CSL_CITATION {&quot;citationID&quot;:&quot;viVqI5tl&quot;,&quot;properties&quot;:{&quot;formattedCitation&quot;:&quot;(Dehling &amp; Stouffer 2018)&quot;,&quot;plainCitation&quot;:&quot;(Dehling &amp; Stouffer 2018)&quot;,&quot;noteIndex&quot;:0},&quot;citationItems&quot;:[{&quot;id&quot;:241,&quot;uris&quot;:[&quot;http://zotero.org/users/7057764/items/EK5NTAX5&quot;],&quot;itemData&quot;:{&quot;id&quot;:241,&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license&quot;:&quot;© 2018 The Authors&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schema&quot;:&quot;https://github.com/citation-style-language/schema/raw/master/csl-citation.json&quot;} RNDWbucE7mnq2"/><text:span text:style-name="T29">, (2) </text:span><text:span text:style-name="T24">from interactions, we can infer the role</text:span><text:span text:style-name="T40">s</text:span><text:span text:style-name="T24"> of species </text:span><text:span text:style-name="T40">with</text:span><text:span text:style-name="T24">in ecosystems </text:span><text:reference-mark-start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91">(Cirtwill </text:span><text:span text:style-name="T85">et al.</text:span><text:span text:style-name="T86"> 2018)</text:span><text:reference-mark-end text:name="ZOTERO_ITEM CSL_CITATION {&quot;citationID&quot;:&quot;5x29sbIV&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aWMkYrQZSX"/><text:span text:style-name="T29">, and (3) </text:span><text:span text:style-name="T24">we can anticipate indirect consequences of managing species on other species in the ecosystems </text:span><text:reference-mark-start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91">(McDonald-Madden </text:span><text:span text:style-name="T85">et al.</text:span><text:span text:style-name="T86"> 2016)</text:span><text:reference-mark-end text:name="ZOTERO_ITEM CSL_CITATION {&quot;citationID&quot;:&quot;zoUIdHtQ&quot;,&quot;properties&quot;:{&quot;formattedCitation&quot;:&quot;(McDonald-Madden {\\i{}et al.} 2016)&quot;,&quot;plainCitation&quot;:&quot;(McDonald-Madden et al. 2016)&quot;,&quot;noteIndex&quot;:0},&quot;citationItems&quot;:[{&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QcT3rvsZGq"/><text:span text:style-name="T24">. So far, the lack of interaction data </text:span><text:span text:style-name="T44">have limited the integration of species interactions into conservation efforts</text:span><text:span text:style-name="T24">. T</text:span><text:span text:style-name="T23">he </text:span><text:span text:style-name="T40">ability</text:span><text:span text:style-name="T23"> to predict interactions even in places w</text:span><text:span text:style-name="T40">ith</text:span><text:span text:style-name="T23"> </text:span><text:span text:style-name="T40">minimal</text:span><text:span text:style-name="T23"> data, as demonstrated in </text:span><text:span text:style-name="T29">C</text:span><text:span text:style-name="T23">hapters 1 and 2, </text:span><text:span text:style-name="T24">should </text:span><text:span text:style-name="T40">help overcome</text:span><text:span text:style-name="T24"> some of the</text:span><text:span text:style-name="T44">se</text:span><text:span text:style-name="T24"> </text:span><text:span text:style-name="T25">barriers, </text:span><text:span text:style-name="T44">and help a more functional approach to conservation planning</text:span><text:span text:style-name="T24">.</text:span></text:p>
      <text:p text:style-name="P8"/>
      <text:p text:style-name="P13"><text:span text:style-name="T72">Limitations and f</text:span><text:span text:style-name="T71">uture directions</text:span></text:p>
      <text:list xml:id="list842619772" text:style-name="L1">
        <text:list-item>
          <text:p text:style-name="P33"><text:span text:style-name="T26">Interaction strength, unlike the </text:span><text:span text:style-name="T40">qualitative </text:span><text:span text:style-name="T26">presence or absence of an interaction, is a continuous measurement quantify</text:span><text:span text:style-name="T40">ing</text:span><text:span text:style-name="T26"> the effect of one species on another </text:span><text:reference-mark-start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94">(Berlow </text:span><text:span text:style-name="T85">et al.</text:span><text:span text:style-name="T86"> 2004; Wootton &amp; Emmerson 2005)</text:span><text:reference-mark-end text:name="ZOTERO_ITEM CSL_CITATION {&quot;citationID&quot;:&quot;QVSp5q59&quot;,&quot;properties&quot;:{&quot;formattedCitation&quot;:&quot;(Berlow {\\i{}et al.} 2004; Wootton &amp; Emmerson 2005)&quot;,&quot;plainCitation&quot;:&quot;(Berlow et al. 2004; Wootton &amp; Emmerson 2005)&quot;,&quot;noteIndex&quot;:0},&quot;citationItems&quot;:[{&quot;id&quot;:2807,&quot;uris&quot;:[&quot;http://zotero.org/groups/2713172/items/PG8BIIVJ&quot;],&quot;itemData&quot;:{&quot;id&quot;:2807,&quot;type&quot;:&quot;article-journal&quot;,&quot;abstract&quot;:&quot;1 Recent efforts to understand how the patterning of interaction strength affects both structure and dynamics in food webs have highlighted several obstacles to productive synthesis. Issues arise with respect to goals and driving questions, methods and approaches, and placing results in the context of broader ecological theory. 2 Much confusion stems from lack of clarity about whether the questions posed relate to community-level patterns or to species dynamics, and to what authors actually mean by the term ‘interaction strength’. Here, we describe the various ways in which this term has been applied and discuss the implications of loose terminology and definition for the development of this field. 3 Of particular concern is the clear gap between theoretical and empirical investigations of interaction strengths and food web dynamics. The ecological community urgently needs to explore new ways to estimate biologically reasonable model coefficients from empirical data, such as foraging rates, body size, metabolic rate, biomass distribution and other species traits. 4 Combining numerical and analytical modelling approaches should allow exploration of the conditions under which different interaction strengths metrics are interchangeable with regard to relative magnitude, system responses, and species identity. 5 Finally, the prime focus on predator–prey links in much of the research to date on interaction strengths in food webs has meant that the potential significance of non-trophic interactions, such as competition, facilitation and biotic disturbance, has been largely ignored by the food web community. Such interactions may be important dynamically and should be routinely included in future food web research programmes.&quot;,&quot;container-title&quot;:&quot;Journal of Animal Ecology&quot;,&quot;DOI&quot;:&quot;https://doi.org/10.1111/j.0021-8790.2004.00833.x&quot;,&quot;ISSN&quot;:&quot;1365-2656&quot;,&quot;issue&quot;:&quot;3&quot;,&quot;language&quot;:&quot;en&quot;,&quot;page&quot;:&quot;585-598&quot;,&quot;source&quot;:&quot;Wiley Online Library&quot;,&quot;title&quot;:&quot;Interaction strengths in food webs: issues and opportunities&quot;,&quot;title-short&quot;:&quot;Interaction strengths in food webs&quot;,&quot;volume&quot;:&quot;73&quot;,&quot;author&quot;:[{&quot;family&quot;:&quot;Berlow&quot;,&quot;given&quot;:&quot;Eric L.&quot;},{&quot;family&quot;:&quot;Neutel&quot;,&quot;given&quot;:&quot;Anje-Margiet&quot;},{&quot;family&quot;:&quot;Cohen&quot;,&quot;given&quot;:&quot;Joel E.&quot;},{&quot;family&quot;:&quot;Ruiter&quot;,&quot;given&quot;:&quot;Peter C. De&quot;},{&quot;family&quot;:&quot;Ebenman&quot;,&quot;given&quot;:&quot;Bo&quot;},{&quot;family&quot;:&quot;Emmerson&quot;,&quot;given&quot;:&quot;Mark&quot;},{&quot;family&quot;:&quot;Fox&quot;,&quot;given&quot;:&quot;Jeremy W.&quot;},{&quot;family&quot;:&quot;Jansen&quot;,&quot;given&quot;:&quot;Vincent A. A.&quot;},{&quot;family&quot;:&quot;Jones&quot;,&quot;given&quot;:&quot;J. Iwan&quot;},{&quot;family&quot;:&quot;Kokkoris&quot;,&quot;given&quot;:&quot;Giorgos D.&quot;},{&quot;family&quot;:&quot;Logofet&quot;,&quot;given&quot;:&quot;Dmitrii O.&quot;},{&quot;family&quot;:&quot;McKane&quot;,&quot;given&quot;:&quot;Alan J.&quot;},{&quot;family&quot;:&quot;Montoya&quot;,&quot;given&quot;:&quot;Jose M.&quot;},{&quot;family&quot;:&quot;Petchey&quot;,&quot;given&quot;:&quot;Owen&quot;}],&quot;issued&quot;:{&quot;date-parts&quot;:[[&quot;2004&quot;]]}}},{&quot;id&quot;:2206,&quot;uris&quot;:[&quot;http://zotero.org/groups/2597052/items/BUMAGQUP&quot;],&quot;itemData&quot;:{&quot;id&quot;:2206,&quot;type&quot;:&quot;article-journal&quot;,&quot;abstract&quot;:&quot;Understanding and predicting the dynamics of multispecies systems generally require estimates of interaction strength among species. Measuring interaction strength is difficult because of the large number of interactions in any natural system, long-term feedback, multiple pathways of effects between species pairs, and possible nonlinearities in interaction-strength functions. Presently, the few studies that extensively estimate interaction strength suggest that distributions of interaction strength tend to be skewed toward few strong and many weak interactions. Modeling studies indicate that such skewed patterns tend to promote system stability and arise during assembly of persistent communities. Methods for estimating interaction strength efficiently from traits of organisms, such as allometric relationships, show some promise. Methods for estimating community response to environmental perturbations without an estimate of interaction strength may also be of use. Spatial and temporal scale may affect patterns of interaction strength, but these effects require further investigation and new multispecies modeling frameworks. Future progress will be aided by development of long-term multispecies time series of natural communities, by experimental tests of different methods for estimating interaction strength, and by increased understanding of nonlinear functional forms.&quot;,&quot;container-title&quot;:&quot;Annual Review of Ecology, Evolution, and Systematics&quot;,&quot;DOI&quot;:&quot;10.1146/annurev.ecolsys.36.091704.175535&quot;,&quot;issue&quot;:&quot;1&quot;,&quot;note&quot;:&quot;_eprint: https://doi.org/10.1146/annurev.ecolsys.36.091704.175535&quot;,&quot;page&quot;:&quot;419-444&quot;,&quot;source&quot;:&quot;Annual Reviews&quot;,&quot;title&quot;:&quot;Measurement of Interaction Strength in Nature&quot;,&quot;volume&quot;:&quot;36&quot;,&quot;author&quot;:[{&quot;family&quot;:&quot;Wootton&quot;,&quot;given&quot;:&quot;J. Timothy&quot;},{&quot;family&quot;:&quot;Emmerson&quot;,&quot;given&quot;:&quot;Mark&quot;}],&quot;issued&quot;:{&quot;date-parts&quot;:[[&quot;2005&quot;]]}}}],&quot;schema&quot;:&quot;https://github.com/citation-style-language/schema/raw/master/csl-citation.json&quot;} RNDidX2B1EcwX"/><text:span text:style-name="T26">. </text:span><text:span text:style-name="T37">The distribution of interaction strength</text:span><text:span text:style-name="T40">s</text:span><text:span text:style-name="T37"> within a food web</text:span> <text:span text:style-name="T105">influence its stability </text:span><text:reference-mark-start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86">(Ruiter </text:span><text:span text:style-name="T85">et al.</text:span><text:span text:style-name="T86"> 1995)</text:span><text:reference-mark-end text:name="ZOTERO_ITEM CSL_CITATION {&quot;citationID&quot;:&quot;StgS3pGo&quot;,&quot;properties&quot;:{&quot;formattedCitation&quot;:&quot;(Ruiter {\\i{}et al.} 1995)&quot;,&quot;plainCitation&quot;:&quot;(Ruiter et al. 1995)&quot;,&quot;noteIndex&quot;:0},&quot;citationItems&quot;:[{&quot;id&quot;:2193,&quot;uris&quot;:[&quot;http://zotero.org/groups/2597052/items/8Z4EJA6P&quot;],&quot;itemData&quot;:{&quot;id&quot;:2193,&quot;type&quot;:&quot;article-journal&quot;,&quot;abstract&quot;:&quot;Ecologists have long been studying stability in ecosystems by looking at the structuring and the strengths of trophic interactions in community food webs. In a series of real food webs from native and agricultural soils, the strengths of the interactions were found to be patterned in a way that is important to ecosystem stability. The patterning consisted of the simultaneous occurrence of strong \&quot;top down\&quot; effects at lower trophic levels and strong \&quot;bottom up\&quot; effects at higher trophic levels. As the patterning resulted directly from the energetic organization of the food webs, the results show that energetics and community structure govern ecosystem stability by imposing stabilizing patterns of interaction strengths.&quot;,&quot;container-title&quot;:&quot;Science&quot;,&quot;DOI&quot;:&quot;10.1126/science.269.5228.1257&quot;,&quot;ISSN&quot;:&quot;0036-8075, 1095-9203&quot;,&quot;issue&quot;:&quot;5228&quot;,&quot;language&quot;:&quot;en&quot;,&quot;license&quot;:&quot;1995 by the American Association for the Advancement of           Science&quot;,&quot;note&quot;:&quot;publisher: American Association for the Advancement of Science\nsection: Reports\nPMID: 17732112&quot;,&quot;page&quot;:&quot;1257-1260&quot;,&quot;source&quot;:&quot;science.sciencemag.org&quot;,&quot;title&quot;:&quot;Energetics, Patterns of Interaction Strengths, and Stability in Real Ecosystems&quot;,&quot;volume&quot;:&quot;269&quot;,&quot;author&quot;:[{&quot;family&quot;:&quot;Ruiter&quot;,&quot;given&quot;:&quot;Peter C.&quot;,&quot;dropping-particle&quot;:&quot;de&quot;},{&quot;family&quot;:&quot;Neutel&quot;,&quot;given&quot;:&quot;Anje-Margriet&quot;},{&quot;family&quot;:&quot;Moore&quot;,&quot;given&quot;:&quot;John C.&quot;}],&quot;issued&quot;:{&quot;date-parts&quot;:[[&quot;1995&quot;,9,1]]}}}],&quot;schema&quot;:&quot;https://github.com/citation-style-language/schema/raw/master/csl-citation.json&quot;} RNDqOXSQcXHaD"/><text:span text:style-name="T105"> and functioning </text:span><text:reference-mark-start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05">(Duffy 2002)</text:span><text:reference-mark-end text:name="ZOTERO_ITEM CSL_CITATION {&quot;citationID&quot;:&quot;zmvOVsqG&quot;,&quot;properties&quot;:{&quot;formattedCitation&quot;:&quot;(Duffy 2002)&quot;,&quot;plainCitation&quot;:&quot;(Duffy 2002)&quot;,&quot;noteIndex&quot;:0},&quot;citationItems&quot;:[{&quot;id&quot;:2191,&quot;uris&quot;:[&quot;http://zotero.org/groups/2597052/items/SVCVL3TH&quot;],&quot;itemData&quot;:{&quot;id&quot;:2191,&quot;type&quot;:&quot;article-journal&quot;,&quot;abstract&quot;:&quot;Proposed links between biodiversity and ecosystem processes have generated intense interest and controversy in recent years. With few exceptions, however, empirical studies have focused on grassland plants and laboratory aquatic microbial systems, whereas there has been little attention to how changing animal diversity may influence ecosystem processes. Meanwhile, a separate research tradition has demonstrated strong top-down forcing in many systems, but has considered the role of diversity in these processes only tangentially. Integration of these research directions is necessary for more complete understanding in both areas. Several considerations suggest that changing diversity in multi-level food webs can have important ecosystem effects that can be qualitatively different than those mediated by plants. First, extinctions tend to be biased by trophic level: higher-level consumers are less diverse, less abundant, and under stronger anthropogenic pressure on average than wild plants, and thus face greater risk of extinction. Second, unlike plants, consumers often have impacts on ecosystems disproportionate to their abundance. Thus, an early consequence of declining diversity will often be skewed trophic structure, potentially reducing top-down influence. Third, where predators remain abundant, declining diversity at lower trophic levels may change effectiveness of predation and penetrance of trophic cascades by reducing trait diversity and the potential for compensation among species within a level. The mostly indirect evidence available provides some support for this prediction. Yet effects of changing animal diversity on functional processes have rarely been tested experimentally. Evaluating impacts of biodiversity loss on ecosystem function requires expanding the scope of current experimental research to multi-level food webs. A central challenge to doing so, and to evaluating the importance of trophic cascades specifically, is understanding the distribution of interaction strengths within natural communities and how they change with community composition. Although topology of most real food webs is extremely complex, it is not at all clear how much of this complexity translates to strong dynamic linkages that influence aggregate biomass and community composition. Finally, there is a need for more detailed data on patterns of species loss from real ecosystems (community “disassembly” rules).&quot;,&quot;container-title&quot;:&quot;Oikos&quot;,&quot;DOI&quot;:&quot;https://doi.org/10.1034/j.1600-0706.2002.990201.x&quot;,&quot;ISSN&quot;:&quot;1600-0706&quot;,&quot;issue&quot;:&quot;2&quot;,&quot;language&quot;:&quot;en&quot;,&quot;note&quot;:&quot;_eprint: https://onlinelibrary.wiley.com/doi/pdf/10.1034/j.1600-0706.2002.990201.x&quot;,&quot;page&quot;:&quot;201-219&quot;,&quot;source&quot;:&quot;Wiley Online Library&quot;,&quot;title&quot;:&quot;Biodiversity and ecosystem function: the consumer connection&quot;,&quot;title-short&quot;:&quot;Biodiversity and ecosystem function&quot;,&quot;volume&quot;:&quot;99&quot;,&quot;author&quot;:[{&quot;family&quot;:&quot;Duffy&quot;,&quot;given&quot;:&quot;J. Emmett&quot;}],&quot;issued&quot;:{&quot;date-parts&quot;:[[&quot;2002&quot;]]}}}],&quot;schema&quot;:&quot;https://github.com/citation-style-language/schema/raw/master/csl-citation.json&quot;} RNDuAOq4ikvcK"/><text:span text:style-name="T105">. </text:span><text:span text:style-name="T107">Q</text:span><text:span text:style-name="T105">uantifying </text:span><text:span text:style-name="T107">energy flows between species </text:span><text:span text:style-name="T105">can </text:span><text:span text:style-name="T107">also </text:span><text:span text:style-name="T105">help anticipate cascading effects of perturbations </text:span><text:reference-mark-start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86">(Bascompte </text:span><text:span text:style-name="T85">et al.</text:span><text:span text:style-name="T86"> 2005)</text:span><text:reference-mark-end text:name="ZOTERO_ITEM CSL_CITATION {&quot;citationID&quot;:&quot;nuP5T7bu&quot;,&quot;properties&quot;:{&quot;formattedCitation&quot;:&quot;(Bascompte {\\i{}et al.} 2005)&quot;,&quot;plainCitation&quot;:&quot;(Bascompte et al. 2005)&quot;,&quot;noteIndex&quot;:0},&quot;citationItems&quot;:[{&quot;id&quot;:3280,&quot;uris&quot;:[&quot;http://zotero.org/users/7057764/items/ZXGW3HXJ&quot;],&quot;itemData&quot;:{&quot;id&quot;:3280,&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ngndVypYpm"/><text:span text:style-name="T105">. </text:span><text:span text:style-name="T56">Yet, most trophic interactions model</text:span><text:span text:style-name="T116">s</text:span><text:span text:style-name="T56">, including </text:span><text:soft-page-break/><text:span text:style-name="T107">those</text:span><text:span text:style-name="T56"> used in </text:span><text:span text:style-name="T81">C</text:span><text:span text:style-name="T56">hapters 1 and 2, predict the probability that a species could feed on another species </text:span><text:span text:style-name="T116">without quantifying the strength of interactions</text:span><text:span text:style-name="T27">. </text:span><text:span text:style-name="T38">F</text:span><text:span text:style-name="T29">uture</text:span><text:span text:style-name="T27"> </text:span><text:span text:style-name="T28">models </text:span><text:span text:style-name="T29">that sought to quantify th</text:span><text:span text:style-name="T27">e effect</text:span><text:span text:style-name="T29">s</text:span><text:span text:style-name="T27"> of one species on another </text:span><text:span text:style-name="T28">would be more useful</text:span><text:span text:style-name="T27">. <text:s/></text:span></text:p>
        </text:list-item>
        <text:list-item>
          <text:p text:style-name="P33"><text:span text:style-name="T27">Since we focused on trophic interactions between terrestrial vertebrates, our food webs do not include </text:span><text:span text:style-name="T41">primary producers</text:span><text:span text:style-name="T27"> or invertebrates. </text:span><text:span text:style-name="T30">These are, of course, important to understand how energy flow</text:span><text:span text:style-name="T41">s</text:span><text:span text:style-name="T30"> </text:span><text:span text:style-name="T44">and cycles with</text:span><text:span text:style-name="T30">in ecosystem</text:span><text:span text:style-name="T31">s</text:span><text:span text:style-name="T30">. </text:span><text:span text:style-name="T36">Other models and traits</text:span><text:span text:style-name="T30"> could address this gap </text:span><text:reference-mark-start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93">(Laigle </text:span><text:span text:style-name="T85">et al.</text:span><text:span text:style-name="T86"> 2018; Li </text:span><text:span text:style-name="T85">et al.</text:span><text:span text:style-name="T86"> 2023)</text:span><text:reference-mark-end text:name="ZOTERO_ITEM CSL_CITATION {&quot;citationID&quot;:&quot;XvtleZJt&quot;,&quot;properties&quot;:{&quot;formattedCitation&quot;:&quot;(Laigle {\\i{}et al.} 2018; Li {\\i{}et al.} 2023)&quot;,&quot;plainCitation&quot;:&quot;(Laigle et al. 2018; Li et al. 2023)&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NNIllSCKF6"/><text:span text:style-name="T30">, but future research is needed to determine whether trait-interaction relationships are also generalizable for herbivory or invertebrate interactions.</text:span></text:p>
        </text:list-item>
        <text:list-item>
          <text:p text:style-name="P39"><text:span text:style-name="Default_20_Paragraph_20_Font"><text:span text:style-name="T58">In both </text:span></text:span><text:span text:style-name="Default_20_Paragraph_20_Font"><text:span text:style-name="T59">Ch</text:span></text:span><text:span text:style-name="Default_20_Paragraph_20_Font"><text:span text:style-name="T58">apter</text:span></text:span><text:span text:style-name="Default_20_Paragraph_20_Font"><text:span text:style-name="T59">s</text:span></text:span><text:span text:style-name="Default_20_Paragraph_20_Font"><text:span text:style-name="T58"> 1 and 2, we used species-level traits,</text:span></text:span><text:span text:style-name="Default_20_Paragraph_20_Font"><text:span text:style-name="T60"> ignoring </text:span></text:span><text:span text:style-name="Default_20_Paragraph_20_Font"><text:span text:style-name="T58">the potential role of </text:span></text:span><text:span text:style-name="Default_20_Paragraph_20_Font"><text:span text:style-name="T60">intraspecific variation within and across regions </text:span></text:span><text:span text:style-name="Default_20_Paragraph_20_Font"><text:span text:style-name="T58">on species interactions</text:span></text:span><text:span text:style-name="Default_20_Paragraph_20_Font"><text:span text:style-name="T60">.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88">(Gomulkiewicz </text:span></text:span><text:span text:style-name="T85">et al.</text:span><text:span text:style-name="T86"> 2000)</text:span><text:reference-mark-end text:name="ZOTERO_ITEM CSL_CITATION {&quot;citationID&quot;:&quot;lwdE73Sb&quot;,&quot;properties&quot;:{&quot;formattedCitation&quot;:&quot;(Gomulkiewicz {\\i{}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Vmf7AK3rYD"/><text:span text:style-name="Default_20_Paragraph_20_Font"><text:span text:style-name="T60">. </text:span></text:span><text:span text:style-name="Default_20_Paragraph_20_Font"><text:span text:style-name="T57">While it is reasonable to believe that intraspecific variation is less significant in regional and potential food webs compared to local and realized food webs, future studies should evaluate the extent and scale to which co-evolutionary dynamics influence trait-based predictions of trophic interactions and food webs.</text:span></text:span></text:p>
        </text:list-item>
        <text:list-item>
          <text:p text:style-name="P33"><text:span text:style-name="T80">W</text:span><text:span text:style-name="T75">hen the </text:span><text:span text:style-name="T108">primary </text:span><text:span text:style-name="T75">goal is </text:span><text:span text:style-name="T108">to </text:span><text:span text:style-name="T75">fill knowledge gaps rather than ecological inferences, the <text:s/>future of trophic interaction predictions </text:span><text:span text:style-name="T108">may</text:span><text:span text:style-name="T75"> lie on </text:span><text:span text:style-name="T76">less ‘traditional’</text:span><text:span text:style-name="T75"> methods. </text:span><text:span text:style-name="T76">T</text:span><text:span text:style-name="T75">he rise of computing power and machine learning methods, like generative artificial intelligence, </text:span><text:span text:style-name="T108">offers</text:span><text:span text:style-name="T76"> new opportunity to gather and infer interaction data from images, bioacoustics, texts, environmental DNA, or remote-sensing </text:span><text:reference-mark-start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6">(Pichler &amp; Hartig 2023)</text:span><text:reference-mark-end text:name="ZOTERO_ITEM CSL_CITATION {&quot;citationID&quot;:&quot;SCX9TvTi&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DIEJzyqHxh"/><text:span text:style-name="T76">. </text:span>While machine learning algorithms hold great potential, they must be used with care as they can sometimes overfit, leading to low transferability, and may amplify existing biases in the <text:soft-page-break/>data. However, using bias mitigation and regularization techniques can address these issues. These models have demonstrated the ability to transfer well to new conditions and perform effectively with limited and biased data<text:span text:style-name="T77"> </text:span><text:reference-mark-start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7">(Pichler &amp; Hartig 2023)</text:span><text:reference-mark-end text:name="ZOTERO_ITEM CSL_CITATION {&quot;citationID&quot;:&quot;YynrO1Yy&quot;,&quot;properties&quot;:{&quot;formattedCitation&quot;:&quot;(Pichler &amp; Hartig 2023)&quot;,&quot;plainCitation&quot;:&quot;(Pichler &amp; Hartig 2023)&quot;,&quot;noteIndex&quot;:0},&quot;citationItems&quot;:[{&quot;id&quot;:4140,&quot;uris&quot;:[&quot;http://zotero.org/users/7057764/items/5ZD87FJP&quot;],&quot;itemData&quot;:{&quot;id&quot;:4140,&quot;type&quot;:&quot;article-journal&quot;,&quot;abstract&quot;:&quot;The popularity of machine learning (ML), deep learning (DL) and artificial intelligence (AI) has risen sharply in recent years. Despite this spike in popularity, the inner workings of ML and DL algorithms are often perceived as opaque, and their relationship to classical data analysis tools remains debated. Although it is often assumed that ML and DL excel primarily at making predictions, ML and DL can also be used for analytical tasks traditionally addressed with statistical models. Moreover, most recent discussions and reviews on ML focus mainly on DL, failing to synthesise the wealth of ML algorithms with different advantages and general principles. Here, we provide a comprehensive overview of the field of ML and DL, starting by summarizing its historical developments, existing algorithm families, differences to traditional statistical tools, and universal ML principles. We then discuss why and when ML and DL models excel at prediction tasks and where they could offer alternatives to traditional statistical methods for inference, highlighting current and emerging applications for ecological problems. Finally, we summarize emerging trends such as scientific and causal ML, explainable AI, and responsible AI that may significantly impact ecological data analysis in the future. We conclude that ML and DL are powerful new tools for predictive modelling and data analysis. The superior performance of ML and DL algorithms compared to statistical models can be explained by their higher flexibility and automatic data-dependent complexity optimization. However, their use for causal inference is still disputed as the focus of ML and DL methods on predictions creates challenges for the interpretation of these models. Nevertheless, we expect ML and DL to become an indispensable tool in ecology and evolution, comparable to other traditional statistical tools.&quot;,&quot;container-title&quot;:&quot;Methods in Ecology and Evolution&quot;,&quot;DOI&quot;:&quot;10.1111/2041-210X.14061&quot;,&quot;ISSN&quot;:&quot;2041-210X&quot;,&quot;issue&quot;:&quot;4&quot;,&quot;language&quot;:&quot;en&quot;,&quot;license&quot;:&quot;© 2023 The Authors. Methods in Ecology and Evolution published by John Wiley &amp; Sons Ltd on behalf of British Ecological Society.&quot;,&quot;note&quot;:&quot;_eprint: https://onlinelibrary.wiley.com/doi/pdf/10.1111/2041-210X.14061&quot;,&quot;page&quot;:&quot;994-1016&quot;,&quot;source&quot;:&quot;Wiley Online Library&quot;,&quot;title&quot;:&quot;Machine learning and deep learning—A review for ecologists&quot;,&quot;volume&quot;:&quot;14&quot;,&quot;author&quot;:[{&quot;family&quot;:&quot;Pichler&quot;,&quot;given&quot;:&quot;Maximilian&quot;},{&quot;family&quot;:&quot;Hartig&quot;,&quot;given&quot;:&quot;Florian&quot;}],&quot;issued&quot;:{&quot;date-parts&quot;:[[&quot;2023&quot;]]}}}],&quot;schema&quot;:&quot;https://github.com/citation-style-language/schema/raw/master/csl-citation.json&quot;} RNDrGmrGcmwHm"/><text:span text:style-name="T77">. </text:span></text:p>
        </text:list-item>
      </text:list>
      <text:h text:style-name="P29" text:outline-level="2"/>
      <text:h text:style-name="P30" text:outline-level="2">Food web biogeography</text:h>
      <text:p text:style-name="Text_20_body"><text:span text:style-name="T50">Variation of food web structure along environmental gradients is driven by three </text:span><text:span text:style-name="T96">processes</text:span><text:span text:style-name="T50">: (1) changes in species </text:span><text:span text:style-name="T108">(and trait)</text:span><text:span text:style-name="T50"> pool, (2) </text:span><text:span text:style-name="T51">constraints acting at the food web level, and (3) </text:span><text:span text:style-name="T50">changes in trait-interaction relationships </text:span><text:reference-mark-start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86">(Poisot </text:span><text:span text:style-name="T85">et al.</text:span><text:span text:style-name="T86"> 2015)</text:span><text:reference-mark-end text:name="ZOTERO_ITEM CSL_CITATION {&quot;citationID&quot;:&quot;4lvUau18&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jH3XH4Z9aa"/><text:span text:style-name="T50">. The first </text:span><text:span text:style-name="T96">process</text:span><text:span text:style-name="T50"> is </text:span><text:span text:style-name="T96">the focus of filter, coexistence,</text:span><text:span text:style-name="T50"> and co-occurrence theor</text:span><text:span text:style-name="T108">ies </text:span><text:reference-mark-start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86">(Cazelles </text:span><text:span text:style-name="T85">et al.</text:span><text:span text:style-name="T86"> 2016; Chesson 2000; Keddy 1992)</text:span><text:reference-mark-end text:name="ZOTERO_ITEM CSL_CITATION {&quot;citationID&quot;:&quot;mqvkRGbR&quot;,&quot;properties&quot;:{&quot;formattedCitation&quot;:&quot;(Cazelles {\\i{}et al.} 2016; Chesson 2000; Keddy 1992)&quot;,&quot;plainCitation&quot;:&quot;(Cazelles et al. 2016; Chesson 2000; Keddy 1992)&quot;,&quot;noteIndex&quot;:0},&quot;citationItems&quot;:[{&quot;id&quot;:106,&quot;uris&quot;:[&quot;http://zotero.org/users/7057764/items/2U3HANJA&quot;],&quot;itemData&quot;:{&quot;id&quot;:106,&quot;type&quot;:&quot;article-journal&quot;,&quot;abstract&quot;:&quot;The study of species co-occurrences has been central in community ecology since the foundation of the discipline. Co-occurrence data are, nevertheless, a neglected source of information to model species distributions and biogeographers are still debating about the impact of biotic interactions on species distributions across geographical scales. We argue that a theory of species co-occurrence in ecological networks is needed to better inform interpretation of co-occurrence data, to formulate hypotheses for different community assembly mechanisms, and to extend the analysis of species distributions currently focused on the relationship between occurrences and abiotic factors. The main objective of this paper is to provide the first building blocks of a general theory for species co-occurrences. We formalize the problem with definitions of the different probabilities that are studied in the context of co-occurrence analyses. We analyze three species interactions modules and conduct multi-species simulations in order to document five principles influencing the associations between species within an ecological network: (i) direct interactions impact pairwise co-occurrence, (ii) indirect interactions impact pairwise co-occurrence, (iii) pairwise co-occurrence rarely are symmetric, (iv) the strength of an association decreases with the length of the shortest path between two species, and (v) the strength of an association decreases with the number of interactions a species is experiencing. Our analyses reveal the difficulty of the interpretation of species interactions from co-occurrence data. We discuss whether the inference of the structure of interaction networks is feasible from co-occurrence data. We also argue that species distributions models could benefit from incorporating conditional probabilities of interactions within the models as an attempt to take into account the contribution of biotic interactions to shaping individual distributions of species.&quot;,&quot;container-title&quot;:&quot;Theoretical Ecology&quot;,&quot;DOI&quot;:&quot;10.1007/s12080-015-0281-9&quot;,&quot;ISSN&quot;:&quot;1874-1746&quot;,&quot;issue&quot;:&quot;1&quot;,&quot;journalAbbreviation&quot;:&quot;Theor Ecol&quot;,&quot;language&quot;:&quot;en&quot;,&quot;page&quot;:&quot;39-48&quot;,&quot;source&quot;:&quot;Springer Link&quot;,&quot;title&quot;:&quot;A theory for species co-occurrence in interaction networks&quot;,&quot;volume&quot;:&quot;9&quot;,&quot;author&quot;:[{&quot;family&quot;:&quot;Cazelles&quot;,&quot;given&quot;:&quot;Kévin&quot;},{&quot;family&quot;:&quot;Araújo&quot;,&quot;given&quot;:&quot;Miguel B.&quot;},{&quot;family&quot;:&quot;Mouquet&quot;,&quot;given&quot;:&quot;Nicolas&quot;},{&quot;family&quot;:&quot;Gravel&quot;,&quot;given&quot;:&quot;Dominique&quot;}],&quot;issued&quot;:{&quot;date-parts&quot;:[[&quot;2016&quot;,2,1]]}}},{&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schema&quot;:&quot;https://github.com/citation-style-language/schema/raw/master/csl-citation.json&quot;} RNDoUjkVNXRIw"/><text:span text:style-name="T50">. </text:span><text:span text:style-name="T51">This </text:span><text:span text:style-name="T108">process</text:span><text:span text:style-name="T51"> results from the individual responses of species to the abiotic and biotic environment, and from dispersal limitations. The second </text:span><text:span text:style-name="T96">process</text:span><text:span text:style-name="T51">, </text:span><text:span text:style-name="T96">food web-level constraints,</text:span><text:span text:style-name="T51"> include environmental, </text:span><text:span text:style-name="T96">dynamic, and spatiotemporal</text:span><text:span text:style-name="T51"> factors. For example, primary productivity </text:span><text:span text:style-name="T97">or ecosystem size </text:span><text:span text:style-name="T96">might</text:span><text:span text:style-name="T51"> increase the feasible number of trophic level</text:span><text:span text:style-name="T117">s</text:span><text:span text:style-name="T51"> </text:span><text:reference-mark-start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1">(Takimoto &amp; Post 2013)</text:span><text:reference-mark-end text:name="ZOTERO_ITEM CSL_CITATION {&quot;citationID&quot;:&quot;ayX4AFK2&quot;,&quot;properties&quot;:{&quot;formattedCitation&quot;:&quot;(Takimoto &amp; Post 2013)&quot;,&quot;plainCitation&quot;:&quot;(Takimoto &amp; Post 2013)&quot;,&quot;noteIndex&quot;:0},&quot;citationItems&quot;:[{&quot;id&quot;:4136,&quot;uris&quot;:[&quot;http://zotero.org/users/7057764/items/CL7IKEZ3&quot;],&quot;itemData&quot;:{&quot;id&quot;:4136,&quot;type&quot;:&quot;article-journal&quot;,&quot;abstract&quot;:&quot;Food-chain length is an important character of ecological communities that affects many of their functional aspects. Recently, an increasing number of studies have tested the effects of productivity, disturbance, or ecosystem size on food-chain length in a variety of natural systems. Here we conduct a formal meta-analysis to summarize findings from these empirical studies. We found significant positive mean effects of productivity and ecosystem size but no significant mean effect of disturbance on food-chain length. The strength of mean effect sizes was not significantly different between productivity and ecosystem size. These results lend general support to previous theories predicting the effect of productivity and ecosystem size, but fail to support the prediction that disturbance shortens food chains. In addition, our meta-analysis found that the effect sizes of primary studies were significantly heterogeneous for ecosystem size and disturbance, but not for productivity. This pattern might reflect that ecosystem size and disturbance can affect food-chain length through multiple different mechanisms, while productivity influences food-chain length in a simple manner through energy limitation.&quot;,&quot;container-title&quot;:&quot;Ecological Research&quot;,&quot;DOI&quot;:&quot;10.1007/s11284-012-0943-7&quot;,&quot;ISSN&quot;:&quot;1440-1703&quot;,&quot;issue&quot;:&quot;5&quot;,&quot;journalAbbreviation&quot;:&quot;Ecol Res&quot;,&quot;language&quot;:&quot;en&quot;,&quot;page&quot;:&quot;675-681&quot;,&quot;source&quot;:&quot;Springer Link&quot;,&quot;title&quot;:&quot;Environmental determinants of food-chain length: a meta-analysis&quot;,&quot;title-short&quot;:&quot;Environmental determinants of food-chain length&quot;,&quot;volume&quot;:&quot;28&quot;,&quot;author&quot;:[{&quot;family&quot;:&quot;Takimoto&quot;,&quot;given&quot;:&quot;Gaku&quot;},{&quot;family&quot;:&quot;Post&quot;,&quot;given&quot;:&quot;David M.&quot;}],&quot;issued&quot;:{&quot;date-parts&quot;:[[&quot;2013&quot;,9,1]]}}}],&quot;schema&quot;:&quot;https://github.com/citation-style-language/schema/raw/master/csl-citation.json&quot;} RND8nb91j07Rj"/><text:span text:style-name="T51">, </text:span><text:span text:style-name="T108">while </text:span><text:span text:style-name="T96">seasonality</text:span><text:span text:style-name="T51"> can create modules in food webs </text:span><text:reference-mark-start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86">(McMeans </text:span><text:span text:style-name="T85">et al.</text:span><text:span text:style-name="T86"> 2015)</text:span><text:reference-mark-end text:name="ZOTERO_ITEM CSL_CITATION {&quot;citationID&quot;:&quot;A9UlII2V&quot;,&quot;properties&quot;:{&quot;formattedCitation&quot;:&quot;(McMeans {\\i{}et al.} 2015)&quot;,&quot;plainCitation&quot;:&quot;(McMeans et al. 2015)&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schema&quot;:&quot;https://github.com/citation-style-language/schema/raw/master/csl-citation.json&quot;} RND0UfeZZF8gN"/><text:span text:style-name="T96">, </text:span><text:span text:style-name="T108">and</text:span><text:span text:style-name="T96"> </text:span><text:span text:style-name="T97">stability might limit the number of possible interactions</text:span><text:span text:style-name="T96"> </text:span><text:reference-mark-start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86">(Grilli </text:span><text:span text:style-name="T85">et al.</text:span><text:span text:style-name="T86"> 2017)</text:span><text:reference-mark-end text:name="ZOTERO_ITEM CSL_CITATION {&quot;citationID&quot;:&quot;EK0vNQZ6&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Y3JiyoAL0a"/><text:span text:style-name="T51">. Finally, the third </text:span><text:span text:style-name="T108">process</text:span><text:span text:style-name="T51">, </text:span><text:span text:style-name="T108">variation in </text:span><text:span text:style-name="T51">trait-interaction relationships, </text:span><text:span text:style-name="T117">is</text:span><text:span text:style-name="T108"> the</text:span><text:span text:style-name="T51"> change in the traits </text:span><text:span text:style-name="T109">explaining</text:span><text:span text:style-name="T51"> why a predator </text:span><text:span text:style-name="T109">might</text:span><text:span text:style-name="T51"> feed on a prey. For example, the body mass ratio between the consumer and resources might vary with temperature due to metabolic constraints </text:span><text:reference-mark-start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86">(Brose </text:span><text:span text:style-name="T85">et al.</text:span><text:span text:style-name="T86"> 2006)</text:span><text:reference-mark-end text:name="ZOTERO_ITEM CSL_CITATION {&quot;citationID&quot;:&quot;JWmuF9M2&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34v8jcsFs5"/><text:span text:style-name="T51">. </text:span><text:span text:style-name="T109">In Chapter</text:span><text:span text:style-name="T117">s</text:span><text:span text:style-name="T109"> 1 and 2, I investigated this third process among terrestrial vertebrates.</text:span></text:p>
      <text:p text:style-name="P1"/>
      <text:p text:style-name="P13"><text:span text:style-name="T72">Findings and i</text:span>mplications</text:p>
      <text:p text:style-name="P26"><text:span text:style-name="T33">In Chapter 1, </text:span><text:span text:style-name="T35">I</text:span><text:span text:style-name="T33"> </text:span><text:span text:style-name="T35">showed</text:span><text:span text:style-name="T33"> that we were able to predict the food web of European terrestrial vertebrate</text:span><text:span text:style-name="T42">s relatively well</text:span><text:span text:style-name="T33"> </text:span><text:span text:style-name="T42">using</text:span><text:span text:style-name="T33"> a fraction of all </text:span><text:span text:style-name="T42">possible </text:span><text:span text:style-name="T33">interactions. </text:span><text:span text:style-name="T42">I</text:span><text:span text:style-name="T33">n Chapter 2, </text:span><text:span text:style-name="T42">I found</text:span><text:span text:style-name="T33"> that a </text:span><text:soft-page-break/><text:span text:style-name="T33">model calibrated in one ecosystem could predict most trophic interactions in other ecosystems </text:span><text:span text:style-name="T42">given enough environmental and phylogenetic similarities</text:span><text:span text:style-name="T33">. These results </text:span><text:span text:style-name="T34">suggest that </text:span><text:span text:style-name="T33">variation in trait-interaction relationships is not the primary driver of </text:span><text:span text:style-name="T34">food web variation. </text:span><text:span text:style-name="T42">Instead, it seems like changes</text:span><text:span text:style-name="T33"> in species and trait distributions, </text:span><text:span text:style-name="T42">as well as</text:span><text:span text:style-name="T33"> constraints on food web structure </text:span><text:span text:style-name="T42">are more important</text:span><text:span text:style-name="T33">. </text:span></text:p>
      <text:p text:style-name="P34"/>
      <text:p text:style-name="P26"><text:span text:style-name="T34">These results </text:span><text:span text:style-name="T42">are consistent</text:span><text:span text:style-name="T34"> with previous research finding generalities made on predator–prey body-size ratios within habitat, predator and prey types </text:span><text:reference-mark-start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95">(Brose </text:span><text:span text:style-name="T85">et al.</text:span><text:span text:style-name="T86"> 2006)</text:span><text:reference-mark-end text:name="ZOTERO_ITEM CSL_CITATION {&quot;citationID&quot;:&quot;zCs133BJ&quot;,&quot;properties&quot;:{&quot;formattedCitation&quot;:&quot;(Brose {\\i{}et al.} 2006)&quot;,&quot;plainCitation&quot;:&quot;(Brose et al. 2006)&quot;,&quot;noteIndex&quot;:0},&quot;citationItems&quot;:[{&quot;id&quot;:3081,&quot;uris&quot;:[&quot;http://zotero.org/users/7057764/items/SVECLCZ7&quot;],&quot;itemData&quot;:{&quot;id&quot;:3081,&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IWjs9EdA4I"/><text:span text:style-name="T34">, and the trait-interaction relationships in soil invertebrates across three forest areas in Germany </text:span><text:reference-mark-start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95">(Laigle </text:span><text:span text:style-name="T85">et al.</text:span><text:span text:style-name="T86"> 2018)</text:span><text:reference-mark-end text:name="ZOTERO_ITEM CSL_CITATION {&quot;citationID&quot;:&quot;cbEJjtW5&quot;,&quot;properties&quot;:{&quot;formattedCitation&quot;:&quot;(Laigle {\\i{}et al.} 2018)&quot;,&quot;plainCitation&quot;:&quot;(Laigle et al. 2018)&quot;,&quot;noteIndex&quot;:0},&quot;citationItems&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hVOOxiLZe8"/><text:span text:style-name="T34">. Additionally, </text:span><text:span text:style-name="T42">the</text:span><text:span text:style-name="T34"> generalities we found in trait-matching relationships within major taxonomic groups (order and class) </text:span><text:span text:style-name="T42">in Chapter 1 and the decrease in model transferability with increasing phylogenetic similarity in Chapter 2, </text:span><text:span text:style-name="T34">add to previous research indicating evolutionary conservation of species interactions </text:span><text:reference-mark-start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95">(G</text:span><text:span text:style-name="T86">ómez </text:span><text:span text:style-name="T85">et al.</text:span><text:span text:style-name="T86"> 2010)</text:span><text:reference-mark-end text:name="ZOTERO_ITEM CSL_CITATION {&quot;citationID&quot;:&quot;HZ9CLvV4&quot;,&quot;properties&quot;:{&quot;formattedCitation&quot;:&quot;(G\\uc0\\u243{}mez {\\i{}et al.} 2010)&quot;,&quot;plainCitation&quot;:&quot;(Gómez et al. 2010)&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VXefqnrYVX"/><text:span text:style-name="T34"> and role</text:span><text:span text:style-name="T43">s</text:span><text:span text:style-name="T34"> </text:span><text:reference-mark-start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95">(Stouffer </text:span><text:span text:style-name="T85">et al.</text:span><text:span text:style-name="T86"> 2012)</text:span><text:reference-mark-end text:name="ZOTERO_ITEM CSL_CITATION {&quot;citationID&quot;:&quot;Cw7y8xxI&quot;,&quot;properties&quot;:{&quot;formattedCitation&quot;:&quot;(Stouffer {\\i{}et al.} 2012)&quot;,&quot;plainCitation&quot;:&quot;(Stouffer et al. 2012)&quot;,&quot;noteIndex&quot;:0},&quot;citationItems&quot;:[{&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lyjju5YKiU"/><text:span text:style-name="T34">.</text:span></text:p>
      <text:p text:style-name="P7"/>
      <text:p text:style-name="Text_20_body"><text:span text:style-name="T52">We also highlighted a major limit</text:span><text:span text:style-name="T110">ation</text:span><text:span text:style-name="T52"> of trait-based interaction model</text:span><text:span text:style-name="T110">s</text:span><text:span text:style-name="T52">: they </text:span><text:span text:style-name="T110">are unable to</text:span><text:span text:style-name="T52"> predict food web structures. This suggest</text:span><text:span text:style-name="T110">s</text:span><text:span text:style-name="T52"> that additional constraints are not captured b</text:span><text:span text:style-name="T110">eyond trait-interaction relationships</text:span><text:span text:style-name="T52">. </text:span><text:span text:style-name="T110">Factors such as a</text:span><text:span text:style-name="T52">rea, spatial and temporal structure</text:span><text:span text:style-name="T110">s</text:span><text:span text:style-name="T52"> of the environment, for example, have been shown to </text:span><text:span text:style-name="T110">shape</text:span><text:span text:style-name="T52"> ecological networks by creating modules and </text:span><text:span text:style-name="T110">influencing </text:span><text:span text:style-name="T52">specialization </text:span><text:span text:style-name="T110">distributions</text:span><text:span text:style-name="T52"> </text:span><text:reference-mark-start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86">(Galiana </text:span><text:span text:style-name="T85">et al.</text:span><text:span text:style-name="T86"> 2018)</text:span><text:reference-mark-end text:name="ZOTERO_ITEM CSL_CITATION {&quot;citationID&quot;:&quot;jL56RCw0&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2gSAvaBLry"/><text:span text:style-name="T52">. Stability criteria also constrains the distribution of motifs, the number of interactions, and strength of these interactions </text:span><text:reference-mark-start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86">(Borrelli 2015; Grilli </text:span><text:span text:style-name="T85">et al.</text:span><text:span text:style-name="T86"> 2017)</text:span><text:reference-mark-end text:name="ZOTERO_ITEM CSL_CITATION {&quot;citationID&quot;:&quot;aX3SAzAM&quot;,&quot;properties&quot;:{&quot;formattedCitation&quot;:&quot;(Borrelli 2015; Grilli {\\i{}et al.} 2017)&quot;,&quot;plainCitation&quot;:&quot;(Borrelli 2015; Grilli et al. 2017)&quot;,&quot;noteIndex&quot;:0},&quot;citationItems&quot;:[{&quot;id&quot;:3214,&quot;uris&quot;:[&quot;http://zotero.org/users/7057764/items/T3D5J8IJ&quot;],&quot;itemData&quot;:{&quot;id&quot;:3214,&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0GLiCwfiU1"/><text:span text:style-name="T52">. Finally, </text:span><text:span text:style-name="T74">other environmental factors may influence the structure, such as primary productivity which const</text:span><text:span text:style-name="T54">r</text:span><text:span text:style-name="T74">ains the number of trophic level and the diversity at each trophic levels.</text:span></text:p>
      <text:p text:style-name="P10"><text:soft-page-break/></text:p>
      <text:p text:style-name="P13"><text:span text:style-name="T72">Limitations and f</text:span><text:span text:style-name="T71">uture directions</text:span></text:p>
      <text:list xml:id="list1354357919" text:style-name="L2">
        <text:list-item>
          <text:p text:style-name="P40"><text:span text:style-name="Default_20_Paragraph_20_Font"><text:span text:style-name="T57">In Chapter 2, the scarcity of food web data limited us to only four food webs to work with. </text:span></text:span><text:span text:style-name="Default_20_Paragraph_20_Font"><text:span text:style-name="T63">This</text:span></text:span><text:span text:style-name="Default_20_Paragraph_20_Font"><text:span text:style-name="T61"> small sample size </text:span></text:span><text:span text:style-name="Default_20_Paragraph_20_Font"><text:span text:style-name="T63">resulted in</text:span></text:span><text:span text:style-name="Default_20_Paragraph_20_Font"><text:span text:style-name="T61"> large uncertainty for some of our model transferability results.</text:span></text:span><text:span text:style-name="Default_20_Paragraph_20_Font"><text:span text:style-name="T63"> This</text:span></text:span><text:span text:style-name="Default_20_Paragraph_20_Font"><text:span text:style-name="T61"> could be addressed when more fully resolved food web will become available. Having more ecological network data will also enable to test the generality of our transferability results for other ecosystems, taxonomic groups, and interaction types.</text:span></text:span></text:p>
        </text:list-item>
        <text:list-item>
          <text:p text:style-name="P35"><text:span text:style-name="Default_20_Paragraph_20_Font"><text:span text:style-name="T62">In Chapter 2, we found that trait-based interactions did not predict food web properties. </text:span></text:span><text:span text:style-name="Default_20_Paragraph_20_Font"><text:span text:style-name="T63">This challenge mirrors</text:span></text:span><text:span text:style-name="Default_20_Paragraph_20_Font"><text:span text:style-name="T62"> </text:span></text:span><text:span text:style-name="Default_20_Paragraph_20_Font"><text:span text:style-name="T63">issue</text:span></text:span><text:span text:style-name="Default_20_Paragraph_20_Font"><text:span text:style-name="T64">s </text:span></text:span><text:span text:style-name="Default_20_Paragraph_20_Font"><text:span text:style-name="T63">that</text:span></text:span><text:span text:style-name="Default_20_Paragraph_20_Font"><text:span text:style-name="T62"> have been addressed in the field of species distribution modelling, where individual models predict species well, but not community level properties, </text:span></text:span><text:span text:style-name="Default_20_Paragraph_20_Font"><text:span text:style-name="T63">such as species richness </text:span></text:span><text:reference-mark-start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89">(Zurell </text:span></text:span><text:span text:style-name="T85">et al.</text:span><text:span text:style-name="T86"> 2020)</text:span><text:reference-mark-end text:name="ZOTERO_ITEM CSL_CITATION {&quot;citationID&quot;:&quot;1XFZFGch&quot;,&quot;properties&quot;:{&quot;formattedCitation&quot;:&quot;(Zurell {\\i{}et al.} 2020)&quot;,&quot;plainCitation&quot;:&quot;(Zurell et al. 2020)&quot;,&quot;noteIndex&quot;:0},&quot;citationItems&quot;:[{&quot;id&quot;:573,&quot;uris&quot;:[&quot;http://zotero.org/users/7057764/items/JKNR9TS6&quot;],&quot;itemData&quot;:{&quot;id&quot;:573,&quot;type&quot;:&quot;article-journal&quot;,&quot;abstract&quot;:&quot;Aim Predicting the spatial distribution of species assemblages remains an important challenge in biogeography. Recently, it has been proposed to extend correlative species distribution models (SDMs) by taking into account (a) covariance between species occurrences in so-called joint species distribution models (JSDMs) and (b) ecological assembly rules within the SESAM (spatially explicit species assemblage modelling) framework. Yet, little guidance exists on how these approaches could be combined. We, thus, aim to compare the accuracy of assemblage predictions derived from stacked and from joint SDMs. Location Switzerland. Taxon Birds, tree species. Methods Based on two monitoring schemes (national forest inventory and Swiss breeding bird atlas), we built SDMs and JSDMs for tree species (at 100 m resolution) and forest birds (at 1 km resolution). We tested accuracy of species assemblage and richness predictions on holdout data using different stacking procedures and ecological assembly rules. Results Despite minor differences, results were consistent between birds and tree species. Cross-validated species-level model performance was generally higher in SDMs than JSDMs. Differences in species richness and assemblage predictions were larger between stacking procedures and ecological assembly rules than between stacked SDMs and JSDMs. On average, predictions were slightly better for stacked SDMs compared to JSDMs, probabilistic stacks outperformed binary stacks, and ecological assembly rules yielded best predictions. Main conclusions When predicting the composition of species assemblages, the choice of stacking procedure and ecological assembly rule seems more decisive than differences in underlying model type (SDM vs. JSDM). JSDMs do not seem to improve community predictions compared to SDMs or improve predictions for rare species. Still, JSDMs may provide additional insights into community assembly and may help deriving hypotheses about prevailing biotic interactions in the system. We provide simple rules of thumb for choosing appropriate modelling pathways. Future studies should test these preliminary guidelines for other taxa and biogeographical realms as well as for other JSDM algorithms.&quot;,&quot;container-title&quot;:&quot;Journal of Biogeography&quot;,&quot;DOI&quot;:&quot;10.1111/jbi.13608&quot;,&quot;ISSN&quot;:&quot;1365-2699&quot;,&quot;issue&quot;:&quot;1&quot;,&quot;language&quot;:&quot;en&quot;,&quot;license&quot;:&quot;© 2019 John Wiley &amp; Sons Ltd&quot;,&quot;note&quot;:&quot;_eprint: https://onlinelibrary.wiley.com/doi/pdf/10.1111/jbi.13608&quot;,&quot;page&quot;:&quot;101-113&quot;,&quot;source&quot;:&quot;Wiley Online Library&quot;,&quot;title&quot;:&quot;Testing species assemblage predictions from stacked and joint species distribution models&quot;,&quot;volume&quot;:&quot;47&quot;,&quot;author&quot;:[{&quot;family&quot;:&quot;Zurell&quot;,&quot;given&quot;:&quot;Damaris&quot;},{&quot;family&quot;:&quot;Zimmermann&quot;,&quot;given&quot;:&quot;Niklaus E.&quot;},{&quot;family&quot;:&quot;Gross&quot;,&quot;given&quot;:&quot;Helge&quot;},{&quot;family&quot;:&quot;Baltensweiler&quot;,&quot;given&quot;:&quot;Andri&quot;},{&quot;family&quot;:&quot;Sattler&quot;,&quot;given&quot;:&quot;Thomas&quot;},{&quot;family&quot;:&quot;Wüest&quot;,&quot;given&quot;:&quot;Rafael O.&quot;}],&quot;issued&quot;:{&quot;date-parts&quot;:[[&quot;2020&quot;]]}}}],&quot;schema&quot;:&quot;https://github.com/citation-style-language/schema/raw/master/csl-citation.json&quot;} RNDEngkSavtff"/><text:span text:style-name="Default_20_Paragraph_20_Font"><text:span text:style-name="T62">. Methods have been developed to harness biases in higher level properties to correct predictions. For example, Leung et al. </text:span></text:span><text:reference-mark-start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90">(</text:span></text:span><text:span text:style-name="T86">2019)</text:span><text:reference-mark-end text:name="ZOTERO_ITEM CSL_CITATION {&quot;citationID&quot;:&quot;6mcFEdQs&quot;,&quot;properties&quot;:{&quot;formattedCitation&quot;:&quot;(Leung {\\i{}et al.} 2019)&quot;,&quot;plainCitation&quot;:&quot;(Leung et al. 2019)&quot;,&quot;noteIndex&quot;:0},&quot;citationItems&quot;:[{&quot;id&quot;:633,&quot;uris&quot;:[&quot;http://zotero.org/users/7057764/items/UDQV98ZX&quot;],&quot;itemData&quot;:{&quot;id&quot;:633,&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OFNR6HdelL"/><text:span text:style-name="Default_20_Paragraph_20_Font"><text:span text:style-name="T62"> </text:span></text:span><text:span text:style-name="Default_20_Paragraph_20_Font"><text:span text:style-name="T63">c</text:span></text:span><text:span text:style-name="Default_20_Paragraph_20_Font"><text:span text:style-name="T62">ombined predicted species distributions and expected species richness to quantify species and spatial biases. They then correlated these biases with species traits and environmental covariates to improve predicted species distributions. Similar </text:span></text:span><text:span text:style-name="Default_20_Paragraph_20_Font"><text:span text:style-name="T63">approaches</text:span></text:span><text:span text:style-name="Default_20_Paragraph_20_Font"><text:span text:style-name="T62"> integrating predictions of interactions and networks have the potential to provide better food web predictions </text:span></text:span><text:reference-mark-start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90">(Isaac </text:span></text:span><text:span text:style-name="T85">et al.</text:span><text:span text:style-name="T86"> 2020)</text:span><text:reference-mark-end text:name="ZOTERO_ITEM CSL_CITATION {&quot;citationID&quot;:&quot;JXvntwPC&quot;,&quot;properties&quot;:{&quot;formattedCitation&quot;:&quot;(Isaac {\\i{}et al.} 2020)&quot;,&quot;plainCitation&quot;:&quot;(Isaac et al. 2020)&quot;,&quot;noteIndex&quot;:0},&quot;citationItems&quot;:[{&quot;id&quot;:3662,&quot;uris&quot;:[&quot;http://zotero.org/users/7057764/items/BYR68T2N&quot;],&quot;itemData&quot;:{&quot;id&quot;:3662,&quot;type&quot;:&quot;article-journal&quot;,&quot;container-title&quot;:&quot;Trends in Ecology &amp; Evolution&quot;,&quot;DOI&quot;:&quot;10.1016/j.tree.2019.08.006&quot;,&quot;ISSN&quot;:&quot;0169-5347&quot;,&quot;issue&quot;:&quot;1&quot;,&quot;journalAbbreviation&quot;:&quot;Trends in Ecology &amp; Evolution&quot;,&quot;language&quot;:&quot;English&quot;,&quot;note&quot;:&quot;publisher: Elsevier\nPMID: 31676190&quot;,&quot;page&quot;:&quot;56-67&quot;,&quot;source&quot;:&quot;www.cell.com&quot;,&quot;title&quot;:&quot;Data Integration for Large-Scale Models of Species Distributions&quot;,&quot;volume&quot;:&quot;35&quot;,&quot;author&quot;:[{&quot;family&quot;:&quot;Isaac&quot;,&quot;given&quot;:&quot;Nick J. B.&quot;},{&quot;family&quot;:&quot;Jarzyna&quot;,&quot;given&quot;:&quot;Marta A.&quot;},{&quot;family&quot;:&quot;Keil&quot;,&quot;given&quot;:&quot;Petr&quot;},{&quot;family&quot;:&quot;Dambly&quot;,&quot;given&quot;:&quot;Lea I.&quot;},{&quot;family&quot;:&quot;Boersch-Supan&quot;,&quot;given&quot;:&quot;Philipp H.&quot;},{&quot;family&quot;:&quot;Browning&quot;,&quot;given&quot;:&quot;Ella&quot;},{&quot;family&quot;:&quot;Freeman&quot;,&quot;given&quot;:&quot;Stephen N.&quot;},{&quot;family&quot;:&quot;Golding&quot;,&quot;given&quot;:&quot;Nick&quot;},{&quot;family&quot;:&quot;Guillera-Arroita&quot;,&quot;given&quot;:&quot;Gurutzeta&quot;},{&quot;family&quot;:&quot;Henrys&quot;,&quot;given&quot;:&quot;Peter A.&quot;},{&quot;family&quot;:&quot;Jarvis&quot;,&quot;given&quot;:&quot;Susan&quot;},{&quot;family&quot;:&quot;Lahoz-Monfort&quot;,&quot;given&quot;:&quot;José&quot;},{&quot;family&quot;:&quot;Pagel&quot;,&quot;given&quot;:&quot;Jörn&quot;},{&quot;family&quot;:&quot;Pescott&quot;,&quot;given&quot;:&quot;Oliver L.&quot;},{&quot;family&quot;:&quot;Schmucki&quot;,&quot;given&quot;:&quot;Reto&quot;},{&quot;family&quot;:&quot;Simmonds&quot;,&quot;given&quot;:&quot;Emily G.&quot;},{&quot;family&quot;:&quot;O’Hara&quot;,&quot;given&quot;:&quot;Robert B.&quot;}],&quot;issued&quot;:{&quot;date-parts&quot;:[[&quot;2020&quot;,1,1]]}}}],&quot;schema&quot;:&quot;https://github.com/citation-style-language/schema/raw/master/csl-citation.json&quot;} RND1vVwFCY9ic"/><text:span text:style-name="Default_20_Paragraph_20_Font"><text:span text:style-name="T62">. By leveraging insights from </text:span></text:span><text:span text:style-name="Default_20_Paragraph_20_Font"><text:span text:style-name="T63">other fields</text:span></text:span><text:span text:style-name="Default_20_Paragraph_20_Font"><text:span text:style-name="T62"> and adapting them to the context of food web predictions, we may develop more robust models, </text:span></text:span><text:span text:style-name="Default_20_Paragraph_20_Font"><text:span text:style-name="T63">and better test the relative role of changes in species</text:span></text:span><text:span text:style-name="Default_20_Paragraph_20_Font"><text:span text:style-name="T62"> </text:span></text:span><text:span text:style-name="Default_20_Paragraph_20_Font"><text:span text:style-name="T63">composition, food-web level-constraints, and trait-interaction relationships in food web variations</text:span></text:span><text:span text:style-name="Default_20_Paragraph_20_Font"><text:span text:style-name="T62">.</text:span></text:span></text:p>
          <text:p text:style-name="P41"><text:span text:style-name="Default_20_Paragraph_20_Font"><text:span text:style-name="T62"/></text:span></text:p>
        </text:list-item>
      </text:list>
      <text:h text:style-name="P29" text:outline-level="2"><text:soft-page-break/>Seasonal <text:span text:style-name="T2">bird </text:span>biogeography</text:h>
      <text:p text:style-name="P18"><text:span text:style-name="T10">Every year, almost 20% of the world’s bird species migrate, </text:span><text:span text:style-name="T7">sometimes over thousands of kilometres,</text:span><text:span text:style-name="T10"> in response to seasonal variation</text:span><text:span text:style-name="T8">s</text:span><text:span text:style-name="T10"> in the environment </text:span><text:reference-mark-start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83">(Kirby </text:span><text:span text:style-name="T85">et al.</text:span><text:span text:style-name="T86"> 2008)</text:span><text:reference-mark-end text:name="ZOTERO_ITEM CSL_CITATION {&quot;citationID&quot;:&quot;UvUqCCBF&quot;,&quot;properties&quot;:{&quot;formattedCitation&quot;:&quot;(Kirby {\\i{}et al.} 2008)&quot;,&quot;plainCitation&quot;:&quot;(Kirby et al. 2008)&quot;,&quot;noteIndex&quot;:0},&quot;citationItems&quot;:[{&quot;id&quot;:3510,&quot;uris&quot;:[&quot;http://zotero.org/users/7057764/items/GHUBES8M&quot;],&quot;itemData&quot;:{&quot;id&quot;:3510,&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h4qWwEVT6a"/><text:span text:style-name="T10">. This proportion of migrator</text:span><text:span text:style-name="T18">y species</text:span><text:span text:style-name="T10"> raise to much higher numbers </text:span><text:span text:style-name="T19">in more</text:span><text:span text:style-name="T10"> seasonal environments. </text:span><text:span text:style-name="T7">This extraordinary adaptation to seasonality </text:span><text:span text:style-name="T9">presumably </text:span><text:span text:style-name="T7">evolved to</text:span><text:span text:style-name="T10"> maintain fidelity to 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83">(Winger </text:span><text:span text:style-name="T85">et al.</text:span><text:span text:style-name="T86">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YMeVCMKJgv"/><text:span text:style-name="T10">.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16"/>
      <text:p text:style-name="Text_20_body"><text:span text:style-name="T112">Migration </text:span><text:span text:style-name="T111">also </text:span><text:span text:style-name="T117">entails</text:span><text:span text:style-name="T111"> that species </text:span><text:span text:style-name="T112">depend </text:span><text:span text:style-name="T111">on</text:span><text:span text:style-name="T112"> many habitat, and the</text:span><text:span text:style-name="T111">ir</text:span><text:span text:style-name="T112"> ability to move between these habitats. </text:span>Migratory species are thus exposed to varying levels of stress and protection throughout their <text:span text:style-name="T111">annual</text:span> cycle <text:reference-mark-start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86">(Runge </text:span><text:span text:style-name="T85">et al.</text:span><text:span text:style-name="T86"> 2015; Rushing </text:span><text:span text:style-name="T85">et al.</text:span><text:span text:style-name="T86"> 2017)</text:span><text:reference-mark-end text:name="ZOTERO_ITEM CSL_CITATION {&quot;citationID&quot;:&quot;yPajbBX8&quot;,&quot;properties&quot;:{&quot;formattedCitation&quot;:&quot;(Runge {\\i{}et al.} 2015; Rushing {\\i{}et al.} 2017)&quot;,&quot;plainCitation&quot;:&quot;(Runge et al. 2015; Rushing et al. 2017)&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B3mvSvAaF0"/>.<text:span text:style-name="T112"> This could </text:span><text:span text:style-name="T111">explain</text:span><text:span text:style-name="T112"> why migratory birds </text:span><text:span text:style-name="T111">experienc</text:span><text:span text:style-name="T117">e</text:span><text:span text:style-name="T111"> declines</text:span><text:span text:style-name="T112"> at much higher rates than resident species </text:span><text:reference-mark-start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2">(Wilcove &amp; Wikelski 2008)</text:span><text:reference-mark-end text:name="ZOTERO_ITEM CSL_CITATION {&quot;citationID&quot;:&quot;8V5fgDzT&quot;,&quot;properties&quot;:{&quot;formattedCitation&quot;:&quot;(Wilcove &amp; Wikelski 2008)&quot;,&quot;plainCitation&quot;:&quot;(Wilcove &amp; Wikelski 2008)&quot;,&quot;noteIndex&quot;:0},&quot;citationItems&quot;:[{&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YHLP2DYqSB"/><text:span text:style-name="T112">. In Chapter 4, I ask whether the level of human impact and protection at different season</text:span><text:span text:style-name="T111">s</text:span><text:span text:style-name="T112"> explain variations in trends among North American bird species. I also explore</text:span><text:span text:style-name="T53">d</text:span><text:span text:style-name="T112"> the traits of species that are especially vulnerable to decline.</text:span></text:p>
      <text:p text:style-name="P5"/>
      <text:p text:style-name="P14">Findings <text:span text:style-name="T73">and implications</text:span></text:p>
      <text:p text:style-name="P3"><text:span text:style-name="T54">Our results support the hypothesis </text:span><text:span text:style-name="T117">that migratory birds balance an</text:span><text:span text:style-name="T54"> energetic trade-off between movement within their climatic niche and geographic space, and that their traits influence this </text:span><text:span text:style-name="T117">trade-off</text:span><text:span text:style-name="T54">. </text:span>However, the causality of the relationship<text:span text:style-name="T117">s</text:span> between traits and migratory strategy <text:soft-page-break/>remains unclear. It is uncertain whether traits evolved to favor a particular migratory strategy, or if migratory strategies evolved in response to certain bird traits. With climate change altering seasonal dynamics and habitat availability, traits that favor movement within climatic niche space over movement across geographic space may become more critical.</text:p>
      <text:p text:style-name="P6"/>
      <text:p text:style-name="Text_20_body"><text:span text:style-name="T54">The bird communities showed a large variation in structure across the continent and seasons, </text:span><text:span text:style-name="T55">b</text:span><text:span text:style-name="T54">oth </text:span><text:span text:style-name="T55">in terms of taxonomic diversity and also traits. It </text:span><text:span text:style-name="T117">is </text:span><text:span text:style-name="T55">therefore essential to understand the seasonal dynamics of bird communities to better protect, and anticipate changes in functioning. Some of the ecogeographical rules only stand for some species and sea</text:span><text:span text:style-name="T111">s</text:span><text:span text:style-name="T55">ons, giving insights into how those spatial structures might arise. For example, </text:span><text:span text:style-name="T111">we found contrasting effects of seasons on the temperature-body size relationships among species that track climate conditions versus the ones that do not. This might indicate different constraints (heat dissipation versus heat conservation) driving body mass distributions in these two groups </text:span><text:reference-mark-start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86">(Henry </text:span><text:span text:style-name="T85">et al.</text:span><text:span text:style-name="T86"> 2023)</text:span><text:reference-mark-end text:name="ZOTERO_ITEM CSL_CITATION {&quot;citationID&quot;:&quot;lMjVw1TG&quot;,&quot;properties&quot;:{&quot;formattedCitation&quot;:&quot;(Henry {\\i{}et al.} 2023)&quot;,&quot;plainCitation&quot;:&quot;(Henry et al. 2023)&quot;,&quot;noteIndex&quot;:0},&quot;citationItems&quot;:[{&quot;id&quot;:4125,&quot;uris&quot;:[&quot;http://zotero.org/users/7057764/items/URS37KPZ&quot;],&quot;itemData&quot;:{&quot;id&quot;:4125,&quot;type&quot;:&quot;article-journal&quot;,&quot;abstract&quot;:&quot;Aim Whether intraspecific spatial patterns in body size are generalizable across species remains contentious, as well as the mechanisms underlying these patterns. Here we test several hypotheses explaining within-species body size variation in terrestrial vertebrates including the heat balance, seasonality, resource availability and water conservation hypotheses for ectotherms, and the heat conservation, heat dissipation, starvation resistance and resource availability hypotheses for endotherms. Location Global. Time period 1970–2016. Major taxa studied Amphibians, reptiles, birds and mammals. Methods We collected 235,905 body size records for 2,229 species (amphibians = 36; reptiles = 81; birds = 1,545; mammals = 567) and performed a phylogenetic meta-analysis of intraspecific correlations between body size and environmental variables. We further tested whether correlations differ between migratory and non-migratory bird and mammal species, and between thermoregulating and thermoconforming ectotherms. Results For bird species, smaller intraspecific body size was associated with higher mean and maximum temperatures and lower resource seasonality. Size–environment relationships followed a similar pattern in resident and migratory birds, but the effect of resource availability on body size was slightly positive only for non-migratory birds. For mammals, we found that intraspecific body size was smaller with lower resource availability and seasonality, with this pattern being more evident in sedentary than migratory species. No clear size–environment relationships were found for reptiles and amphibians. Main conclusions Within-species body size variation across endotherms is explained by disparate underlying mechanisms for birds and mammals. Heat conservation (Bergmann's rule) and heat dissipation are the dominant processes explaining biogeographic intraspecific body size variation in birds, whereas in mammals, body size clines are mostly explained by the starvation resistance and resource availability hypotheses. Our findings contribute to a better understanding of the mechanisms behind species adaptations to the environment across their geographic distributions.&quot;,&quot;container-title&quot;:&quot;Global Ecology and Biogeography&quot;,&quot;DOI&quot;:&quot;10.1111/geb.13621&quot;,&quot;ISSN&quot;:&quot;1466-8238&quot;,&quot;issue&quot;:&quot;2&quot;,&quot;language&quot;:&quot;en&quot;,&quot;license&quot;:&quot;© 2022 The Authors. Global Ecology and Biogeography published by John Wiley &amp; Sons Ltd.&quot;,&quot;note&quot;:&quot;_eprint: https://onlinelibrary.wiley.com/doi/pdf/10.1111/geb.13621&quot;,&quot;page&quot;:&quot;267-280&quot;,&quot;source&quot;:&quot;Wiley Online Library&quot;,&quot;title&quot;:&quot;Unveiling the environmental drivers of intraspecific body size variation in terrestrial vertebrates&quot;,&quot;volume&quot;:&quot;32&quot;,&quot;author&quot;:[{&quot;family&quot;:&quot;Henry&quot;,&quot;given&quot;:&quot;Erin&quot;},{&quot;family&quot;:&quot;Santini&quot;,&quot;given&quot;:&quot;Luca&quot;},{&quot;family&quot;:&quot;Huijbregts&quot;,&quot;given&quot;:&quot;Mark A. J.&quot;},{&quot;family&quot;:&quot;Benítez-López&quot;,&quot;given&quot;:&quot;Ana&quot;}],&quot;issued&quot;:{&quot;date-parts&quot;:[[&quot;2023&quot;]]}}}],&quot;schema&quot;:&quot;https://github.com/citation-style-language/schema/raw/master/csl-citation.json&quot;} RNDfdkaffnv68"/><text:span text:style-name="T111">.</text:span></text:p>
      <text:p text:style-name="P4"/>
      <text:p text:style-name="Text_20_body"><text:span text:style-name="T113">I</text:span><text:span text:style-name="T104">n Chapter 4, we highlighted the importance of the migration season in protecting species. </text:span>Spatial planning research could enhance conservation strategies by comparing the prioritization of landscapes during different seasons, potentially identifying areas that provide greater protection for the full <text:span text:style-name="T115">annual cycle</text:span> of species <text:reference-mark-start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text:span text:style-name="T86">(Runge </text:span><text:span text:style-name="T85">et al.</text:span><text:span text:style-name="T86"> 2015)</text:span><text:reference-mark-end text:name="ZOTERO_ITEM CSL_CITATION {&quot;citationID&quot;:&quot;S54actUD&quot;,&quot;properties&quot;:{&quot;formattedCitation&quot;:&quot;(Runge {\\i{}et al.} 2015)&quot;,&quot;plainCitation&quot;:&quot;(Runge et al. 2015)&quot;,&quot;noteIndex&quot;:0},&quot;citationItems&quot;:[{&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schema&quot;:&quot;https://github.com/citation-style-language/schema/raw/master/csl-citation.json&quot;} RNDTpT9RfSUZr"/>. By considering the specific needs and vulnerabilities of migratory birds during their migration periods, conservation planners can identify and prioritize key habitats and stopover sites critical for their survival. This seasonal approach to spatial planning offers a <text:span text:style-name="T117">more holistic</text:span> strategy for conserving migratory species across their entire annual cycle <text:reference-mark-start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span text:style-name="T86">(Guo </text:span><text:span text:style-name="T85">et al.</text:span><text:span text:style-name="T86"> 2024)</text:span><text:reference-mark-end text:name="ZOTERO_ITEM CSL_CITATION {&quot;citationID&quot;:&quot;unwiz266&quot;,&quot;properties&quot;:{&quot;formattedCitation&quot;:&quot;(Guo {\\i{}et al.} 2024)&quot;,&quot;plainCitation&quot;:&quot;(Guo et al. 2024)&quot;,&quot;noteIndex&quot;:0},&quot;citationItems&quot;:[{&quot;id&quot;:3995,&quot;uris&quot;:[&quot;http://zotero.org/users/7057764/items/I4L7GTFV&quot;],&quot;itemData&quot;:{&quot;id&quot;:3995,&quot;type&quot;:&quot;article-journal&quot;,&quot;container-title&quot;:&quot;Current Biology&quot;,&quot;DOI&quot;:&quot;10.1016/j.cub.2023.11.033&quot;,&quot;ISSN&quot;:&quot;09609822&quot;,&quot;issue&quot;:&quot;2&quot;,&quot;journalAbbreviation&quot;:&quot;Current Biology&quot;,&quot;language&quot;:&quot;en&quot;,&quot;page&quot;:&quot;235-244.e3&quot;,&quot;source&quot;:&quot;DOI.org (Crossref)&quot;,&quot;title&quot;:&quot;Seasonal patterns and protection status of stopover hotspots for migratory landbirds in the eastern United States&quot;,&quot;volume&quot;:&quot;34&quot;,&quot;author&quot;:[{&quot;family&quot;:&quot;Guo&quot;,&quot;given&quot;:&quot;Fengyi&quot;},{&quot;family&quot;:&quot;Buler&quot;,&quot;given&quot;:&quot;Jeffrey J.&quot;},{&quot;family&quot;:&quot;Smolinsky&quot;,&quot;given&quot;:&quot;Jaclyn A.&quot;},{&quot;family&quot;:&quot;Wilcove&quot;,&quot;given&quot;:&quot;David S.&quot;}],&quot;issued&quot;:{&quot;date-parts&quot;:[[&quot;2024&quot;,1]]}}}],&quot;schema&quot;:&quot;https://github.com/citation-style-language/schema/raw/master/csl-citation.json&quot;} RNDYHzWmXbRFV"/>.</text:p>
      <text:p text:style-name="P17"/>
      <text:p text:style-name="Text_20_body"><text:soft-page-break/><text:span text:style-name="T55">The findings from Chapters 3 and 4 highlight the necessity of studying the entire annual cycle of bird species for effective conservation. Conservation efforts must encompass the full migratory network to </text:span><text:span text:style-name="T113">protect</text:span><text:span text:style-name="T55"> these populations, especially as migratory birds face global declines </text:span><text:span text:style-name="T113">and are exposed to</text:span><text:span text:style-name="T55"> rapidly changing seasonal dynamics </text:span><text:reference-mark-start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86">(Zhang </text:span><text:span text:style-name="T85">et al.</text:span><text:span text:style-name="T86"> 2023)</text:span><text:reference-mark-end text:name="ZOTERO_ITEM CSL_CITATION {&quot;citationID&quot;:&quot;AwolBKTa&quot;,&quot;properties&quot;:{&quot;formattedCitation&quot;:&quot;(Zhang {\\i{}et al.} 2023)&quot;,&quot;plainCitation&quot;:&quot;(Zhang et al. 2023)&quot;,&quot;noteIndex&quot;:0},&quot;citationItems&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y4klOm0Y8l"/><text:span text:style-name="T55">. By addressing critical periods like staging and stopover sites, often overlooked in traditional conservation strategies, we can better protect migrating birds.</text:span></text:p>
      <text:p text:style-name="P15"/>
      <text:p text:style-name="P15">Limitations and future directions</text:p>
      <text:list xml:id="list4126589490" text:style-name="L3">
        <text:list-item>
          <text:p text:style-name="P36">In Chapter 3, our findings <text:span text:style-name="T113">suggest</text:span> that bird traits play a significant role in shaping movement patterns in both geographic and climatic spaces. <text:span text:style-name="T117">However, </text:span>the relationships between traits, migration distance, and climate niche space can be complex. Our results support the hypothesis<text:span text:style-name="T113"> that</text:span> <text:span text:style-name="T99">long-distance migrants seek more resource accessibility rather than climate conditions </text:span><text:reference-mark-start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86">(Somveille </text:span><text:span text:style-name="T85">et al.</text:span><text:span text:style-name="T86"> 2019)</text:span><text:reference-mark-end text:name="ZOTERO_ITEM CSL_CITATION {&quot;citationID&quot;:&quot;H8cMRDqV&quot;,&quot;properties&quot;:{&quot;formattedCitation&quot;:&quot;(Somveille {\\i{}et al.} 2019)&quot;,&quot;plainCitation&quot;:&quot;(Somveille et al. 2019)&quot;,&quot;noteIndex&quot;:0},&quot;citationItems&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dtuJWz2YDw"/><text:span text:style-name="T99">. </text:span><text:span text:style-name="T113">It also highlight the need to consider another</text:span><text:span text:style-name="T99"> type of ‘tracking’: resource-tracking. </text:span>Future research could explore the relationship<text:span text:style-name="T117">s</text:span> between traits and bird movement in geographic space, as well as within different dimensions of their niches, including Eltonian <text:span text:style-name="T117">(e.g., diet switching) </text:span>and Grinnellian <text:span text:style-name="T117">(e.g., temperature switching)</text:span> niches.</text:p>
        </text:list-item>
        <text:list-item>
          <text:p text:style-name="P36"><text:span text:style-name="T99">Chapter 3 also highlighted a broader limit</text:span><text:span text:style-name="T113">ation</text:span><text:span text:style-name="T99"> </text:span><text:span text:style-name="T113">with</text:span><text:span text:style-name="T99">in the concept of the </text:span><text:span text:style-name="T113">ecological </text:span><text:span text:style-name="T99">niche. </text:span><text:span text:style-name="T100">Traditionally, the ecological niche is defined as the combination of biotic and abiotic factors that allow a species to maintain a positive growth rate </text:span><text:reference-mark-start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0">(Chase &amp; Leibold 2003; Holt 2009)</text:span><text:reference-mark-end text:name="ZOTERO_ITEM CSL_CITATION {&quot;citationID&quot;:&quot;3pQnciB1&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1dFMnRpnt0"/><text:span text:style-name="T100">. </text:span><text:span text:style-name="T103">However, i</text:span><text:span text:style-name="T101">n a seasonal environment, these factors vary </text:span><text:span text:style-name="T103">over</text:span><text:span text:style-name="T101"> time in a predictable way. </text:span><text:span text:style-name="T103">Additionally, t</text:span><text:span text:style-name="T101">he responses and impacts of species can also vary </text:span><text:span text:style-name="T102">to </text:span><text:span text:style-name="T103">these </text:span><text:span text:style-name="T102">biotic and abiotic factors can vary as the species enters different stages of </text:span><text:span text:style-name="T103">their</text:span><text:span text:style-name="T102"> annual cycle. By better integrating seasonality into niche concepts and models, we can more </text:span><text:soft-page-break/><text:span text:style-name="T102">accurately anticipate species' responses to changing climate conditions and seasonal dynamics.</text:span></text:p>
        </text:list-item>
        <text:list-item>
          <text:p text:style-name="P38"><text:span text:style-name="T104">In Chapter 4, we </text:span><text:span text:style-name="T113">found contrasting </text:span><text:span text:style-name="T104">effect</text:span><text:span text:style-name="T113">s</text:span><text:span text:style-name="T104"> of human footprint during different seasons on species trends. </text:span>Higher human footprint was associated with declines during the migration season, but with increasing species trends during the breeding and wintering seasons.<text:span text:style-name="T104"> </text:span>One possible explanation is that the human footprint, as a composite of various human stressors, obscures more intricate interactions between individual stressors (such as light pollution and human density) <text:span text:style-name="T113">at</text:span> different seasons <text:span text:style-name="T113">and species trends</text:span>. Birds have distinct requirements during each season, and their vulnerability to individual stressors likely varies accordingly <text:reference-mark-start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text:span text:style-name="T86">(Rushing </text:span><text:span text:style-name="T85">et al.</text:span><text:span text:style-name="T86"> 2017)</text:span><text:reference-mark-end text:name="ZOTERO_ITEM CSL_CITATION {&quot;citationID&quot;:&quot;ggpchdCG&quot;,&quot;properties&quot;:{&quot;formattedCitation&quot;:&quot;(Rushing {\\i{}et al.} 2017)&quot;,&quot;plainCitation&quot;:&quot;(Rushing et al. 2017)&quot;,&quot;noteIndex&quot;:0},&quot;citationItems&quot;:[{&quot;id&quot;:3987,&quot;uris&quot;:[&quot;http://zotero.org/users/7057764/items/LYM4PDBS&quot;],&quot;itemData&quot;:{&quot;id&quot;:3987,&quot;type&quot;:&quot;article-journal&quot;,&quot;abstract&quot;:&quot;Untangling the spatial and temporal processes that influence population dynamics of migratory species is challenging, because changes in abundance are shaped by variation in vital rates across heterogeneous habitats and throughout the annual cycle. We developed a full-annual-cycle, integrated, population model and used demographic data collected between 2011 and 2014 in southern Indiana and Belize to estimate stage-specific vital rates of a declining migratory songbird, the Wood Thrush (Hylocichla mustelina). Our primary objective was to understand how spatial and temporal variation in demography contributes to local and regional population growth. Our full-annual-cycle model allowed us to estimate (1) age-specific, seasonal survival probabilities, including latent survival during both spring and autumn migration, and (2) how the relative contribution of vital rates to population growth differed among habitats. Wood Thrushes in our study populations experienced the lowest apparent survival rates during migration and apparent survival was lower during spring migration than during fall migration. Both mortality and high dispersal likely contributed to low apparent survival during spring migration. Population growth in high-quality habitat was most sensitive to variation in fecundity and apparent survival of juveniles during spring migration, whereas population growth in low-quality sites was most sensitive to adult apparent breeding-season survival. These results elucidate how full-annual-cycle vital rates, particularly apparent survival during migration, interact with spatial variation in habitat quality to influence population dynamics in migratory species.&quot;,&quot;container-title&quot;:&quot;Ecology&quot;,&quot;DOI&quot;:&quot;10.1002/ecy.1967&quot;,&quot;ISSN&quot;:&quot;1939-9170&quot;,&quot;issue&quot;:&quot;11&quot;,&quot;language&quot;:&quot;en&quot;,&quot;license&quot;:&quot;© 2017 by the Ecological Society of America&quot;,&quot;note&quot;:&quot;_eprint: https://onlinelibrary.wiley.com/doi/pdf/10.1002/ecy.1967&quot;,&quot;page&quot;:&quot;2837-2850&quot;,&quot;source&quot;:&quot;Wiley Online Library&quot;,&quot;title&quot;:&quot;Spatial and temporal drivers of avian population dynamics across the annual cycle&quot;,&quot;volume&quot;:&quot;98&quot;,&quot;author&quot;:[{&quot;family&quot;:&quot;Rushing&quot;,&quot;given&quot;:&quot;Clark S.&quot;},{&quot;family&quot;:&quot;Hostetler&quot;,&quot;given&quot;:&quot;Jeffrey A.&quot;},{&quot;family&quot;:&quot;Sillett&quot;,&quot;given&quot;:&quot;T. Scott&quot;},{&quot;family&quot;:&quot;Marra&quot;,&quot;given&quot;:&quot;Peter P.&quot;},{&quot;family&quot;:&quot;Rotenberg&quot;,&quot;given&quot;:&quot;James A.&quot;},{&quot;family&quot;:&quot;Ryder&quot;,&quot;given&quot;:&quot;Thomas B.&quot;}],&quot;issued&quot;:{&quot;date-parts&quot;:[[&quot;2017&quot;]]}}}],&quot;schema&quot;:&quot;https://github.com/citation-style-language/schema/raw/master/csl-citation.json&quot;} RNDKzz2ir2vYM"/>. Additionally, <text:reference-mark-start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text:span text:style-name="T86">Serratosa </text:span><text:span text:style-name="T85">et al</text:span><text:span text:style-name="T86"> </text:span><text:span text:style-name="T87">(</text:span><text:span text:style-name="T86">2024)</text:span><text:reference-mark-end text:name="ZOTERO_ITEM CSL_CITATION {&quot;citationID&quot;:&quot;YQKTWV6i&quot;,&quot;properties&quot;:{&quot;formattedCitation&quot;:&quot;(Serratosa {\\i{}et al.} 2024)&quot;,&quot;plainCitation&quot;:&quot;(Serratosa et al. 2024)&quot;,&quot;noteIndex&quot;:0},&quot;citationItems&quot;:[{&quot;id&quot;:4030,&quot;uris&quot;:[&quot;http://zotero.org/users/7057764/items/JLYQH7VH&quot;],&quot;itemData&quot;:{&quot;id&quot;:4030,&quot;type&quot;:&quot;article-journal&quot;,&quot;abstract&quot;:&quot;Human-induced direct mortality affects huge numbers of birds each year, threatening hundreds of species worldwide. Tracking technologies can be an important tool to investigate temporal and spatial patterns of bird mortality as well as their drivers. We compiled 1704 mortality records from tracking studies across the African-Eurasian flyway for 45 species, including raptors, storks, and cranes, covering the period from 2003 to 2021. Our results show a higher frequency of human-induced causes of mortality than natural causes across taxonomic groups, geographical areas, and age classes. Moreover, we found that the frequency of human-induced mortality remained stable over the study period. From the human-induced mortality events with a known cause (n = 637), three main causes were identified: electrocution (40.5 %), illegal killing (21.7 %), and poisoning (16.3 %). Additionally, combined energy infrastructure-related mortality (i.e., electrocution, power line collision, and wind-farm collision) represented 49 % of all human-induced mortality events. Using a random forest model, the main predictors of human-induced mortality were found to be taxonomic group, geographic location (latitude and longitude), and human footprint index value at the location of mortality. Despite conservation efforts, human drivers of bird mortality in the African-Eurasian flyway do not appear to have declined over the last 15 years for the studied group of species. Results suggest that stronger conservation actions to address these threats across the flyway can reduce their impacts on species. In particular, projected future development of energy infrastructure is a representative example where application of planning, operation, and mitigation measures can enhance bird conservation.&quot;,&quot;container-title&quot;:&quot;Biological Conservation&quot;,&quot;DOI&quot;:&quot;10.1016/j.biocon.2024.110525&quot;,&quot;ISSN&quot;:&quot;0006-3207&quot;,&quot;journalAbbreviation&quot;:&quot;Biological Conservation&quot;,&quot;page&quot;:&quot;110525&quot;,&quot;source&quot;:&quot;ScienceDirect&quot;,&quot;title&quot;:&quot;Tracking data highlight the importance of human-induced mortality for large migratory birds at a flyway scale&quot;,&quot;volume&quot;:&quot;293&quot;,&quot;author&quot;:[{&quot;family&quot;:&quot;Serratosa&quot;,&quot;given&quot;:&quot;Juan&quot;},{&quot;family&quot;:&quot;Oppel&quot;,&quot;given&quot;:&quot;Steffen&quot;},{&quot;family&quot;:&quot;Rotics&quot;,&quot;given&quot;:&quot;Shay&quot;},{&quot;family&quot;:&quot;Santangeli&quot;,&quot;given&quot;:&quot;Andrea&quot;},{&quot;family&quot;:&quot;Butchart&quot;,&quot;given&quot;:&quot;Stuart H. M.&quot;},{&quot;family&quot;:&quot;Cano-Alonso&quot;,&quot;given&quot;:&quot;Luis S.&quot;},{&quot;family&quot;:&quot;Tellería&quot;,&quot;given&quot;:&quot;Jose Luis&quot;},{&quot;family&quot;:&quot;Kemp&quot;,&quot;given&quot;:&quot;Ryno&quot;},{&quot;family&quot;:&quot;Nicholas&quot;,&quot;given&quot;:&quot;Aaron&quot;},{&quot;family&quot;:&quot;Kalvāns&quot;,&quot;given&quot;:&quot;Aigars&quot;},{&quot;family&quot;:&quot;Galarza&quot;,&quot;given&quot;:&quot;Aitor&quot;},{&quot;family&quot;:&quot;Franco&quot;,&quot;given&quot;:&quot;Aldina M. A.&quot;},{&quot;family&quot;:&quot;Andreotti&quot;,&quot;given&quot;:&quot;Alessandro&quot;},{&quot;family&quot;:&quot;Kirschel&quot;,&quot;given&quot;:&quot;Alexander N. G.&quot;},{&quot;family&quot;:&quot;Ngari&quot;,&quot;given&quot;:&quot;Alex&quot;},{&quot;family&quot;:&quot;Soutullo&quot;,&quot;given&quot;:&quot;Alvaro&quot;},{&quot;family&quot;:&quot;Bermejo-Bermejo&quot;,&quot;given&quot;:&quot;Ana&quot;},{&quot;family&quot;:&quot;Botha&quot;,&quot;given&quot;:&quot;Andre J.&quot;},{&quot;family&quot;:&quot;Ferri&quot;,&quot;given&quot;:&quot;Andrea&quot;},{&quot;family&quot;:&quot;Evangelidis&quot;,&quot;given&quot;:&quot;Angelos&quot;},{&quot;family&quot;:&quot;Cenerini&quot;,&quot;given&quot;:&quot;Anna&quot;},{&quot;family&quot;:&quot;Stamenov&quot;,&quot;given&quot;:&quot;Anton&quot;},{&quot;family&quot;:&quot;Hernández-Matías&quot;,&quot;given&quot;:&quot;Antonio&quot;},{&quot;family&quot;:&quot;Aradis&quot;,&quot;given&quot;:&quot;Arianna&quot;},{&quot;family&quot;:&quot;Grozdanov&quot;,&quot;given&quot;:&quot;Atanas P.&quot;},{&quot;family&quot;:&quot;Rodríguez&quot;,&quot;given&quot;:&quot;Beneharo&quot;},{&quot;family&quot;:&quot;Şekercioğlu&quot;,&quot;given&quot;:&quot;Çağan H.&quot;},{&quot;family&quot;:&quot;Cerecedo-Iglesias&quot;,&quot;given&quot;:&quot;Catuxa&quot;},{&quot;family&quot;:&quot;Kassara&quot;,&quot;given&quot;:&quot;Christina&quot;},{&quot;family&quot;:&quot;Barboutis&quot;,&quot;given&quot;:&quot;Christos&quot;},{&quot;family&quot;:&quot;Bracebridge&quot;,&quot;given&quot;:&quot;Claire&quot;},{&quot;family&quot;:&quot;García-Ripollés&quot;,&quot;given&quot;:&quot;Clara&quot;},{&quot;family&quot;:&quot;Kendall&quot;,&quot;given&quot;:&quot;Corinne J.&quot;},{&quot;family&quot;:&quot;Denac&quot;,&quot;given&quot;:&quot;Damijan&quot;},{&quot;family&quot;:&quot;Schabo&quot;,&quot;given&quot;:&quot;Dana G.&quot;},{&quot;family&quot;:&quot;Barber&quot;,&quot;given&quot;:&quot;David R.&quot;},{&quot;family&quot;:&quot;Popov&quot;,&quot;given&quot;:&quot;Dimitar V.&quot;},{&quot;family&quot;:&quot;Dobrev&quot;,&quot;given&quot;:&quot;Dobromir D.&quot;},{&quot;family&quot;:&quot;Mallia&quot;,&quot;given&quot;:&quot;Egidio&quot;},{&quot;family&quot;:&quot;Kmetova-Biro&quot;,&quot;given&quot;:&quot;Elena&quot;},{&quot;family&quot;:&quot;Álvarez&quot;,&quot;given&quot;:&quot;Ernesto&quot;},{&quot;family&quot;:&quot;Buechley&quot;,&quot;given&quot;:&quot;Evan R.&quot;},{&quot;family&quot;:&quot;Bragin&quot;,&quot;given&quot;:&quot;Evgeny A.&quot;},{&quot;family&quot;:&quot;Cordischi&quot;,&quot;given&quot;:&quot;Fabrizio&quot;},{&quot;family&quot;:&quot;Zengeya&quot;,&quot;given&quot;:&quot;Fadzai M.&quot;},{&quot;family&quot;:&quot;Monti&quot;,&quot;given&quot;:&quot;Flavio&quot;},{&quot;family&quot;:&quot;Mougeot&quot;,&quot;given&quot;:&quot;Francois&quot;},{&quot;family&quot;:&quot;Tate&quot;,&quot;given&quot;:&quot;Gareth&quot;},{&quot;family&quot;:&quot;Stoyanov&quot;,&quot;given&quot;:&quot;Georgi&quot;},{&quot;family&quot;:&quot;Dell'Omo&quot;,&quot;given&quot;:&quot;Giacomo&quot;},{&quot;family&quot;:&quot;Lucia&quot;,&quot;given&quot;:&quot;Giuseppe&quot;},{&quot;family&quot;:&quot;Gradev&quot;,&quot;given&quot;:&quot;Gradimir&quot;},{&quot;family&quot;:&quot;Ceccolini&quot;,&quot;given&quot;:&quot;Guido&quot;},{&quot;family&quot;:&quot;Friedemann&quot;,&quot;given&quot;:&quot;Guilad&quot;},{&quot;family&quot;:&quot;Bauer&quot;,&quot;given&quot;:&quot;Hans-Günther&quot;},{&quot;family&quot;:&quot;Kolberg&quot;,&quot;given&quot;:&quot;Holger&quot;},{&quot;family&quot;:&quot;Peshev&quot;,&quot;given&quot;:&quot;Hristo&quot;},{&quot;family&quot;:&quot;Catry&quot;,&quot;given&quot;:&quot;Inês&quot;},{&quot;family&quot;:&quot;Øien&quot;,&quot;given&quot;:&quot;Ingar J.&quot;},{&quot;family&quot;:&quot;Alanís&quot;,&quot;given&quot;:&quot;Isidoro Carbonell&quot;},{&quot;family&quot;:&quot;Literák&quot;,&quot;given&quot;:&quot;Ivan&quot;},{&quot;family&quot;:&quot;Pokrovsky&quot;,&quot;given&quot;:&quot;Ivan&quot;},{&quot;family&quot;:&quot;Ojaste&quot;,&quot;given&quot;:&quot;Ivar&quot;},{&quot;family&quot;:&quot;Østnes&quot;,&quot;given&quot;:&quot;Jan E.&quot;},{&quot;family&quot;:&quot;Puente&quot;,&quot;given&quot;:&quot;Javier&quot;,&quot;non-dropping-particle&quot;:&quot;de la&quot;},{&quot;family&quot;:&quot;Real&quot;,&quot;given&quot;:&quot;Joan&quot;},{&quot;family&quot;:&quot;Guilherme&quot;,&quot;given&quot;:&quot;João L.&quot;},{&quot;family&quot;:&quot;González&quot;,&quot;given&quot;:&quot;José C.&quot;},{&quot;family&quot;:&quot;Fernández-García&quot;,&quot;given&quot;:&quot;José M.&quot;},{&quot;family&quot;:&quot;Gil&quot;,&quot;given&quot;:&quot;Juan Antonio&quot;},{&quot;family&quot;:&quot;Terraube&quot;,&quot;given&quot;:&quot;Julien&quot;},{&quot;family&quot;:&quot;Poprach&quot;,&quot;given&quot;:&quot;Karel&quot;},{&quot;family&quot;:&quot;Aghababyan&quot;,&quot;given&quot;:&quot;Karen&quot;},{&quot;family&quot;:&quot;Klein&quot;,&quot;given&quot;:&quot;Katharina&quot;},{&quot;family&quot;:&quot;Bildstein&quot;,&quot;given&quot;:&quot;Keith L.&quot;},{&quot;family&quot;:&quot;Wolter&quot;,&quot;given&quot;:&quot;Kerri&quot;},{&quot;family&quot;:&quot;Janssens&quot;,&quot;given&quot;:&quot;Kjell&quot;},{&quot;family&quot;:&quot;Kittelberger&quot;,&quot;given&quot;:&quot;Kyle D.&quot;},{&quot;family&quot;:&quot;Thompson&quot;,&quot;given&quot;:&quot;Lindy J.&quot;},{&quot;family&quot;:&quot;AlJahdhami&quot;,&quot;given&quot;:&quot;Mansoor H.&quot;},{&quot;family&quot;:&quot;Galán&quot;,&quot;given&quot;:&quot;Manuel&quot;},{&quot;family&quot;:&quot;Tobolka&quot;,&quot;given&quot;:&quot;Marcin&quot;},{&quot;family&quot;:&quot;Posillico&quot;,&quot;given&quot;:&quot;Mario&quot;},{&quot;family&quot;:&quot;Cipollone&quot;,&quot;given&quot;:&quot;Mario&quot;},{&quot;family&quot;:&quot;Gschweng&quot;,&quot;given&quot;:&quot;Marion&quot;},{&quot;family&quot;:&quot;Strazds&quot;,&quot;given&quot;:&quot;Māris&quot;},{&quot;family&quot;:&quot;Boorman&quot;,&quot;given&quot;:&quot;Mark&quot;},{&quot;family&quot;:&quot;Zvidzai&quot;,&quot;given&quot;:&quot;Mark&quot;},{&quot;family&quot;:&quot;Acácio&quot;,&quot;given&quot;:&quot;Marta&quot;},{&quot;family&quot;:&quot;Romero&quot;,&quot;given&quot;:&quot;Marta&quot;},{&quot;family&quot;:&quot;Wikelski&quot;,&quot;given&quot;:&quot;Martin&quot;},{&quot;family&quot;:&quot;Schmidt&quot;,&quot;given&quot;:&quot;Matthias&quot;},{&quot;family&quot;:&quot;Sarà&quot;,&quot;given&quot;:&quot;Maurizio&quot;},{&quot;family&quot;:&quot;McGrady&quot;,&quot;given&quot;:&quot;Michael J.&quot;},{&quot;family&quot;:&quot;Dagys&quot;,&quot;given&quot;:&quot;Mindaugas&quot;},{&quot;family&quot;:&quot;Mackenzie&quot;,&quot;given&quot;:&quot;Monique L.&quot;},{&quot;family&quot;:&quot;Al Taq&quot;,&quot;given&quot;:&quot;Muna&quot;},{&quot;family&quot;:&quot;Mgumba&quot;,&quot;given&quot;:&quot;Msafiri P.&quot;},{&quot;family&quot;:&quot;Virani&quot;,&quot;given&quot;:&quot;Munir Z.&quot;},{&quot;family&quot;:&quot;Kassinis&quot;,&quot;given&quot;:&quot;Nicolaos I.&quot;},{&quot;family&quot;:&quot;Borgianni&quot;,&quot;given&quot;:&quot;Nicolò&quot;},{&quot;family&quot;:&quot;Thie&quot;,&quot;given&quot;:&quot;Nikki&quot;},{&quot;family&quot;:&quot;Tsiopelas&quot;,&quot;given&quot;:&quot;Nikos&quot;},{&quot;family&quot;:&quot;Anglister&quot;,&quot;given&quot;:&quot;Nili&quot;},{&quot;family&quot;:&quot;Farwig&quot;,&quot;given&quot;:&quot;Nina&quot;},{&quot;family&quot;:&quot;Sapir&quot;,&quot;given&quot;:&quot;Nir&quot;},{&quot;family&quot;:&quot;Kleven&quot;,&quot;given&quot;:&quot;Oddmund&quot;},{&quot;family&quot;:&quot;Krone&quot;,&quot;given&quot;:&quot;Oliver&quot;},{&quot;family&quot;:&quot;Duriez&quot;,&quot;given&quot;:&quot;Olivier&quot;},{&quot;family&quot;:&quot;Spiegel&quot;,&quot;given&quot;:&quot;Orr&quot;},{&quot;family&quot;:&quot;Al Nouri&quot;,&quot;given&quot;:&quot;Osama&quot;},{&quot;family&quot;:&quot;López-López&quot;,&quot;given&quot;:&quot;Pascual&quot;},{&quot;family&quot;:&quot;Byholm&quot;,&quot;given&quot;:&quot;Patrik&quot;},{&quot;family&quot;:&quot;Kamath&quot;,&quot;given&quot;:&quot;Pauline L.&quot;},{&quot;family&quot;:&quot;Mirski&quot;,&quot;given&quot;:&quot;Paweł&quot;},{&quot;family&quot;:&quot;Palatitz&quot;,&quot;given&quot;:&quot;Peter&quot;},{&quot;family&quot;:&quot;Serroni&quot;,&quot;given&quot;:&quot;Pietro&quot;},{&quot;family&quot;:&quot;Raab&quot;,&quot;given&quot;:&quot;Rainer&quot;},{&quot;family&quot;:&quot;Buij&quot;,&quot;given&quot;:&quot;Ralph&quot;},{&quot;family&quot;:&quot;Žydelis&quot;,&quot;given&quot;:&quot;Ramūnas&quot;},{&quot;family&quot;:&quot;Nathan&quot;,&quot;given&quot;:&quot;Ran&quot;},{&quot;family&quot;:&quot;Bowie&quot;,&quot;given&quot;:&quot;Rauri C. K.&quot;},{&quot;family&quot;:&quot;Tsiakiris&quot;,&quot;given&quot;:&quot;Rigas&quot;},{&quot;family&quot;:&quot;Hatfield&quot;,&quot;given&quot;:&quot;Richard Stratton&quot;},{&quot;family&quot;:&quot;Harel&quot;,&quot;given&quot;:&quot;Roi&quot;},{&quot;family&quot;:&quot;Kroglund&quot;,&quot;given&quot;:&quot;Rolf T.&quot;},{&quot;family&quot;:&quot;Efrat&quot;,&quot;given&quot;:&quot;Ron&quot;},{&quot;family&quot;:&quot;Limiñana&quot;,&quot;given&quot;:&quot;Ruben&quot;},{&quot;family&quot;:&quot;Javed&quot;,&quot;given&quot;:&quot;Salim&quot;},{&quot;family&quot;:&quot;Marinković&quot;,&quot;given&quot;:&quot;Saša P.&quot;},{&quot;family&quot;:&quot;Rösner&quot;,&quot;given&quot;:&quot;Sascha&quot;},{&quot;family&quot;:&quot;Pekarsky&quot;,&quot;given&quot;:&quot;Sasha&quot;},{&quot;family&quot;:&quot;Kapila&quot;,&quot;given&quot;:&quot;Shiv R.&quot;},{&quot;family&quot;:&quot;Marin&quot;,&quot;given&quot;:&quot;Simeon A.&quot;},{&quot;family&quot;:&quot;Krejčí&quot;,&quot;given&quot;:&quot;Šimon&quot;},{&quot;family&quot;:&quot;Giokas&quot;,&quot;given&quot;:&quot;Sinos&quot;},{&quot;family&quot;:&quot;Tumanyan&quot;,&quot;given&quot;:&quot;Siranush&quot;},{&quot;family&quot;:&quot;Turjeman&quot;,&quot;given&quot;:&quot;Sondra&quot;},{&quot;family&quot;:&quot;Krüger&quot;,&quot;given&quot;:&quot;Sonja C.&quot;},{&quot;family&quot;:&quot;Ewing&quot;,&quot;given&quot;:&quot;Steven R.&quot;},{&quot;family&quot;:&quot;Stoychev&quot;,&quot;given&quot;:&quot;Stoycho&quot;},{&quot;family&quot;:&quot;Nikolov&quot;,&quot;given&quot;:&quot;Stoyan C.&quot;},{&quot;family&quot;:&quot;Qaneer&quot;,&quot;given&quot;:&quot;Tareq E.&quot;},{&quot;family&quot;:&quot;Spatz&quot;,&quot;given&quot;:&quot;Theresa&quot;},{&quot;family&quot;:&quot;Hadjikyriakou&quot;,&quot;given&quot;:&quot;Thomas G.&quot;},{&quot;family&quot;:&quot;Mueller&quot;,&quot;given&quot;:&quot;Thomas&quot;},{&quot;family&quot;:&quot;Katzner&quot;,&quot;given&quot;:&quot;Todd E.&quot;},{&quot;family&quot;:&quot;Aarvak&quot;,&quot;given&quot;:&quot;Tomas&quot;},{&quot;family&quot;:&quot;Veselovský&quot;,&quot;given&quot;:&quot;Tomáš&quot;},{&quot;family&quot;:&quot;Nygård&quot;,&quot;given&quot;:&quot;Torgeir&quot;},{&quot;family&quot;:&quot;Mellone&quot;,&quot;given&quot;:&quot;Ugo&quot;},{&quot;family&quot;:&quot;Väli&quot;,&quot;given&quot;:&quot;Ülo&quot;},{&quot;family&quot;:&quot;Sellis&quot;,&quot;given&quot;:&quot;Urmas&quot;},{&quot;family&quot;:&quot;Urios&quot;,&quot;given&quot;:&quot;Vicente&quot;},{&quot;family&quot;:&quot;Nemček&quot;,&quot;given&quot;:&quot;Vladimír&quot;},{&quot;family&quot;:&quot;Arkumarev&quot;,&quot;given&quot;:&quot;Volen&quot;},{&quot;family&quot;:&quot;Getz&quot;,&quot;given&quot;:&quot;Wayne M.&quot;},{&quot;family&quot;:&quot;Fiedler&quot;,&quot;given&quot;:&quot;Wolfgang&quot;},{&quot;family&quot;:&quot;Van den Bossche&quot;,&quot;given&quot;:&quot;Willem&quot;},{&quot;family&quot;:&quot;Lehnardt&quot;,&quot;given&quot;:&quot;Yael&quot;},{&quot;family&quot;:&quot;Jones&quot;,&quot;given&quot;:&quot;Victoria R.&quot;}],&quot;issued&quot;:{&quot;date-parts&quot;:[[&quot;2024&quot;,5,1]]}}}],&quot;schema&quot;:&quot;https://github.com/citation-style-language/schema/raw/master/csl-citation.json&quot;} RNDHbi8a6XqoO"/> <text:span text:style-name="T114">found</text:span> that mortality did not exhibit a linear relationship with human impact, underscoring the potential for more complex relationships between human activities and bird populations. <text:span text:style-name="T104">Understanding how the contrasting </text:span><text:span text:style-name="T118">seasonal </text:span><text:span text:style-name="T104">effects </text:span><text:span text:style-name="T118">we found </text:span><text:span text:style-name="T104">arises </text:span><text:span text:style-name="T118">will be crucial </text:span><text:span text:style-name="T104">to </text:span><text:span text:style-name="T119">better</text:span><text:span text:style-name="T104"> understand the drivers of bird decline.</text:span></text:p>
          <text:p text:style-name="P37"/>
        </text:list-item>
      </text:list>
      <text:h text:style-name="P31" text:outline-level="2"/>
      <text:h text:style-name="P32" text:outline-level="2">Litterature cited</text:h>
      <text:section text:style-name="Sect1" text:name="ZOTERO_BIBL {&quot;uncited&quot;:[],&quot;omitted&quot;:[],&quot;custom&quot;:[]} CSL_BIBLIOGRAPHY RND8XTKgRnnMs">
        <text:p text:style-name="Bibliography_20_1">Bascompte, J., Melián, C.J. &amp; Sala, E. (2005). Interaction strength combinations and the overfishing of a marine food web. <text:span text:style-name="T82">Proceedings of the National Academy of Sciences</text:span>, 102, 5443–5447.</text:p>
        <text:p text:style-name="Bibliography_20_1">Berlow, E.L., Neutel, A.-M., Cohen, J.E., Ruiter, P.C.D., Ebenman, B., Emmerson, M., <text:span text:style-name="T82">et al.</text:span> (2004). Interaction strengths in food webs: issues and opportunities. <text:span text:style-name="T82">Journal of Animal Ecology</text:span>, 73, 585–598.</text:p>
        <text:p text:style-name="Bibliography_20_1">Borrelli, J.J. (2015). Selection against instability: stable subgraphs are most frequent in empirical food webs. <text:span text:style-name="T82">Oikos</text:span>, 124, 1583–1588.</text:p>
        <text:p text:style-name="Bibliography_20_1">Brose, U., Jonsson, T., Berlow, E.L., Warren, P., Banasek-Richter, C., Bersier, L.-F., <text:span text:style-name="T82">et al.</text:span> (2006). Consumer–Resource Body-Size Relationships in Natural Food Webs. <text:span text:style-name="T82">Ecology</text:span>, 87, 2411–2417.</text:p>
        <text:p text:style-name="Bibliography_20_1">Cazelles, K., Araújo, M.B., Mouquet, N. &amp; Gravel, D. (2016). A theory for species co-occurrence in interaction networks. <text:span text:style-name="T82">Theor Ecol</text:span>, 9, 39–48.</text:p>
        <text:p text:style-name="Bibliography_20_1">Chase, J.M. &amp; Leibold, M.A. (2003). <text:span text:style-name="T82">Ecological Niches: Linking Classical and Contemporary Approaches</text:span>. University of Chicago Press.</text:p>
        <text:p text:style-name="Bibliography_20_1">Chesson, P. (2000). Mechanisms of Maintenance of Species Diversity. <text:span text:style-name="T82">Annual Review of Ecology and Systematics</text:span>, 31, 343–366.</text:p>
        <text:p text:style-name="Bibliography_20_1">Cirtwill, A.R., Dalla Riva, G.V., Gaiarsa, M.P., Bimler, M.D., Cagua, E.F., Coux, C., <text:span text:style-name="T82">et al.</text:span> (2018). A review of species role concepts in food webs. <text:span text:style-name="T82">Food Webs</text:span>, 16, e00093.</text:p>
        <text:p text:style-name="Bibliography_20_1">Dehling, D.M. &amp; Stouffer, D.B. (2018). Bringing the Eltonian niche into functional diversity. <text:span text:style-name="T82">Oikos</text:span>, 127, 1711–1723.</text:p>
        <text:p text:style-name="Bibliography_20_1">Duffy, J.E. (2002). Biodiversity and ecosystem function: the consumer connection. <text:span text:style-name="T82">Oikos</text:span>, 99, 201–219.</text:p>
        <text:p text:style-name="Bibliography_20_1">Galiana, N., Lurgi, M., Claramunt-López, B., Fortin, M.-J., Leroux, S., Cazelles, K., <text:span text:style-name="T82">et al.</text:span> (2018). The spatial scaling of species interaction networks. <text:span text:style-name="T82">Nat Ecol Evol</text:span>, 2, 782–790.</text:p>
        <text:p text:style-name="Bibliography_20_1">Gómez, J.M., Verdú, M. &amp; Perfectti, F. (2010). Ecological interactions are evolutionarily conserved across the entire tree of life. <text:span text:style-name="T82">Nature</text:span>, 465, 918–921.</text:p>
        <text:p text:style-name="Bibliography_20_1">Gomulkiewicz, R., Thompson, J.N., Holt, R.D., Nuismer, S.L. &amp; Hochberg, M.E. (2000). Hot Spots, Cold Spots, and the Geographic Mosaic Theory of Coevolution. <text:span text:style-name="T82">The American Naturalist</text:span>, 156, 156–174.</text:p>
        <text:p text:style-name="Bibliography_20_1">Grilli, J., Adorisio, M., Suweis, S., Barabás, G., Banavar, J.R., Allesina, S., <text:span text:style-name="T82">et al.</text:span> (2017). Feasibility and coexistence of large ecological communities. <text:span text:style-name="T82">Nat Commun</text:span>, 8, 14389.</text:p>
        <text:p text:style-name="Bibliography_20_1">Guo, F., Buler, J.J., Smolinsky, J.A. &amp; Wilcove, D.S. (2024). Seasonal patterns and protection status of stopover hotspots for migratory landbirds in the eastern United States. <text:span text:style-name="T82">Current Biology</text:span>, 34, 235-244.e3.</text:p>
        <text:p text:style-name="Bibliography_20_1">Henry, E., Santini, L., Huijbregts, M.A.J. &amp; Benítez-López, A. (2023). Unveiling the environmental drivers of intraspecific body size variation in terrestrial vertebrates. <text:span text:style-name="T82">Global Ecology and Biogeography</text:span>, 32, 267–280.</text:p>
        <text:p text:style-name="Bibliography_20_1">Holt, R.D. (2009). Bringing the Hutchinsonian niche into the 21st century: Ecological and evolutionary perspectives. <text:span text:style-name="T82">PNAS</text:span>, 106, 19659–19665.</text:p>
        <text:p text:style-name="Bibliography_20_1">Hortal, J., de Bello, F., Diniz-Filho, J.A.F., Lewinsohn, T.M., Lobo, J.M. &amp; Ladle, R.J. (2015). Seven Shortfalls that Beset Large-Scale Knowledge of Biodiversity. <text:span text:style-name="T82">Annu. Rev. Ecol. Evol. Syst.</text:span>, 46, 523–549.</text:p>
        <text:p text:style-name="Bibliography_20_1">Isaac, N.J.B., Jarzyna, M.A., Keil, P., Dambly, L.I., Boersch-Supan, P.H., Browning, E., <text:span text:style-name="T82">et al.</text:span> (2020). Data Integration for Large-Scale Models of Species Distributions. <text:span text:style-name="T82">Trends in Ecology &amp; Evolution</text:span>, 35, 56–67.</text:p>
        <text:p text:style-name="Bibliography_20_1"><text:soft-page-break/>Keddy, P.A. (1992). Assembly and response rules: two goals for predictive community ecology. <text:span text:style-name="T82">Journal of Vegetation Science</text:span>, 3, 157–164.</text:p>
        <text:p text:style-name="Bibliography_20_1">Kirby, J.S., Stattersfield, A.J., Butchart, S.H.M., Evans, M.I., Grimmett, R.F.A., Jones, V.R., <text:span text:style-name="T82">et al.</text:span> (2008). Key conservation issues for migratory land- and waterbird species on the world’s major flyways. <text:span text:style-name="T82">Bird Conservation International</text:span>, 18, S49–S73.</text:p>
        <text:p text:style-name="Bibliography_20_1">Laigle, I., Aubin, I., Digel, C., Brose, U., Boulangeat, I. &amp; Gravel, D. (2018). Species traits as drivers of food web structure. <text:span text:style-name="T82">Oikos</text:span>, 127, 316–326.</text:p>
        <text:p text:style-name="Bibliography_20_1">Leung, B., Hudgins, E.J., Potapova, A. &amp; Ruiz-Jaen, M.C. (2019). A new baseline for countrywide α-diversity and species distributions: illustration using &gt;6,000 plant species in Panama. <text:span text:style-name="T82">Ecological Applications</text:span>, 29, e01866.</text:p>
        <text:p text:style-name="Bibliography_20_1">Li, J., Luo, M., Wang, S., Gauzens, B., Hirt, M.R., Rosenbaum, B., <text:span text:style-name="T82">et al.</text:span> (2023). A size-constrained feeding-niche model distinguishes predation patterns between aquatic and terrestrial food webs. <text:span text:style-name="T82">Ecology Letters</text:span>, 26, 76–86.</text:p>
        <text:p text:style-name="Bibliography_20_1">McDonald-Madden, E., Sabbadin, R., Game, E.T., Baxter, P.W.J., Chadès, I. &amp; Possingham, H.P. (2016). Using food-web theory to conserve ecosystems. <text:span text:style-name="T82">Nat Commun</text:span>, 7, 1–8.</text:p>
        <text:p text:style-name="Bibliography_20_1">McMeans, B.C., McCann, K.S., Humphries, M., Rooney, N. &amp; Fisk, A.T. (2015). Food Web Structure in Temporally-Forced Ecosystems. <text:span text:style-name="T82">Trends in Ecology &amp; Evolution</text:span>, 30, 662–672.</text:p>
        <text:p text:style-name="Bibliography_20_1">Morales-Castilla, I., Matias, M.G., Gravel, D. &amp; Araújo, M.B. (2015). Inferring biotic interactions from proxies. <text:span text:style-name="T82">Trends in Ecology &amp; Evolution</text:span>, 30, 347–356.</text:p>
        <text:p text:style-name="Bibliography_20_1">Pichler, M. &amp; Hartig, F. (2023). Machine learning and deep learning—A review for ecologists. <text:span text:style-name="T82">Methods in Ecology and Evolution</text:span>, 14, 994–1016.</text:p>
        <text:p text:style-name="Bibliography_20_1">Poisot, T., Stouffer, D.B. &amp; Gravel, D. (2015). Beyond species: why ecological interaction networks vary through space and time. <text:span text:style-name="T82">Oikos</text:span>, 124, 243–251.</text:p>
        <text:p text:style-name="Bibliography_20_1">Ruiter, P.C. de, Neutel, A.-M. &amp; Moore, J.C. (1995). Energetics, Patterns of Interaction Strengths, and Stability in Real Ecosystems. <text:span text:style-name="T82">Science</text:span>, 269, 1257–1260.</text:p>
        <text:p text:style-name="Bibliography_20_1">Runge, C.A., Watson, J.E.M., Butchart, S.H.M., Hanson, J.O., Possingham, H.P. &amp; Fuller, R.A. (2015). Protected areas and global conservation of migratory birds. <text:span text:style-name="T82">Science</text:span>, 350, 1255–1258.</text:p>
        <text:p text:style-name="Bibliography_20_1">Rushing, C.S., Hostetler, J.A., Sillett, T.S., Marra, P.P., Rotenberg, J.A. &amp; Ryder, T.B. (2017). Spatial and temporal drivers of avian population dynamics across the annual cycle. <text:span text:style-name="T82">Ecology</text:span>, 98, 2837–2850.</text:p>
        <text:p text:style-name="Bibliography_20_1">Serratosa, J., Oppel, S., Rotics, S., Santangeli, A., Butchart, S.H.M., Cano-Alonso, L.S., <text:span text:style-name="T82">et al.</text:span> (2024). Tracking data highlight the importance of human-induced mortality for large migratory birds at a flyway scale. <text:span text:style-name="T82">Biological Conservation</text:span>, 293, 110525.</text:p>
        <text:p text:style-name="Bibliography_20_1">Somveille, M., Manica, A. &amp; Rodrigues, A.S.L. (2019). Where the wild birds go: explaining the differences in migratory destinations across terrestrial bird species. <text:span text:style-name="T82">Ecography</text:span>, 42, 225–236.</text:p>
        <text:p text:style-name="Bibliography_20_1">Stouffer, D.B., Sales-Pardo, M., Sirer, M.I. &amp; Bascompte, J. (2012). Evolutionary Conservation of Species’ Roles in Food Webs. <text:span text:style-name="T82">Science</text:span>, 335, 1489–1492.</text:p>
        <text:p text:style-name="Bibliography_20_1">Takimoto, G. &amp; Post, D.M. (2013). Environmental determinants of food-chain length: a meta-analysis. <text:span text:style-name="T82">Ecol Res</text:span>, 28, 675–681.</text:p>
        <text:p text:style-name="Bibliography_20_1">Wilcove, D.S. &amp; Wikelski, M. (2008). Going, Going, Gone: Is Animal Migration Disappearing. <text:span text:style-name="T82">PLOS Biology</text:span>, 6, e188.</text:p>
        <text:p text:style-name="Bibliography_20_1">Winger, B.M., Auteri, G.G., Pegan, T.M. &amp; Weeks, B.C. (2019). A long winter for the Red Queen: rethinking the evolution of seasonal migration. <text:span text:style-name="T82">Biological Reviews</text:span>, 94, 737–752.</text:p>
        <text:p text:style-name="Bibliography_20_1">Wootton, J.T. &amp; Emmerson, M. (2005). Measurement of Interaction Strength in Nature. <text:span text:style-name="T82">Annual Review of Ecology, Evolution, and Systematics</text:span>, 36, 419–444.</text:p>
        <text:p text:style-name="Bibliography_20_1"><text:soft-page-break/>Zhang, W., Wei, J. &amp; Xu, Y. (2023). Prioritizing global conservation of migratory birds over their migration network. <text:span text:style-name="T82">One Earth</text:span>, 6, 1340–1349.</text:p>
        <text:p text:style-name="Bibliography_20_1">Zurell, D., Zimmermann, N.E., Gross, H., Baltensweiler, A., Sattler, T. &amp; Wüest, R.O. (2020). Testing species assemblage predictions from stacked and joint species distribution models. <text:span text:style-name="T82">Journal of Biogeography</text:span>, 47, 101–113.</text:p>
      </text:section>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7:40.883374140</meta:creation-date>
    <meta:generator>LibreOffice/6.4.7.2$Linux_X86_64 LibreOffice_project/40$Build-2</meta:generator>
    <dc:date>2024-06-03T11:34:38.678003576</dc:date>
    <dc:creator>Dominique Caron</dc:creator>
    <meta:editing-duration>PT4H43M20S</meta:editing-duration>
    <meta:editing-cycles>27</meta:editing-cycles>
    <meta:document-statistic meta:table-count="1" meta:image-count="0" meta:object-count="0" meta:page-count="15" meta:paragraph-count="113" meta:word-count="4105" meta:character-count="27969" meta:non-whitespace-character-count="24015"/>
    <meta:user-defined meta:name="ZOTERO_PREF_1">&lt;data data-version="3" zotero-version="6.0.35"&gt;&lt;session id="7Q3u2bHt"/&gt;&lt;style id="http://www.zotero.org/styles/ecology-letters" hasBibliography="1" bibliographyStyleHasBeenSet="1"/&gt;&lt;prefs&gt;&lt;pref name="fieldType" value="ReferenceMark"/&gt;&lt;/prefs&gt;&lt;/data&gt;</meta:user-defined>
  </office:meta>
</office:document-meta>
</file>